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BA0000010AFEDEF894E117075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ndara1" svg:font-family="Candara"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automatic-styles>
    <style:style style:name="Tableau1" style:family="table">
      <style:table-properties style:width="16.125cm" fo:margin-left="0cm" fo:margin-top="0cm" fo:margin-bottom="0cm" table:align="left" style:writing-mode="lr-tb"/>
    </style:style>
    <style:style style:name="Tableau1.A" style:family="table-column">
      <style:table-column-properties style:column-width="5.426cm"/>
    </style:style>
    <style:style style:name="Tableau1.B" style:family="table-column">
      <style:table-column-properties style:column-width="5.35cm"/>
    </style:style>
    <style:style style:name="Tableau1.C" style:family="table-column">
      <style:table-column-properties style:column-width="0.499cm"/>
    </style:style>
    <style:style style:name="Tableau1.D" style:family="table-column">
      <style:table-column-properties style:column-width="4.849cm"/>
    </style:style>
    <style:style style:name="Tableau1.1" style:family="table-row">
      <style:table-row-properties style:min-row-height="0.6cm" fo:keep-together="auto"/>
    </style:style>
    <style:style style:name="Tableau1.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B1" style:family="table-cell">
      <style:table-cell-properties style:vertical-align="middle" fo:background-color="#ffffff" fo:padding-left="0.199cm" fo:padding-right="0.191cm" fo:padding-top="0cm" fo:padding-bottom="0cm" fo:border-left="0.75pt solid #d9d9d9" fo:border-right="0.75pt solid #ffffff" fo:border-top="0.5pt solid #ffffff" fo:border-bottom="0.75pt solid #d9d9d9">
        <style:background-image/>
      </style:table-cell-properties>
    </style:style>
    <style:style style:name="Tableau1.C1" style:family="table-cell">
      <style:table-cell-properties fo:background-color="#ffffff" fo:padding-left="0.199cm" fo:padding-right="0.191cm" fo:padding-top="0cm" fo:padding-bottom="0cm" fo:border-left="0.75pt solid #ffffff" fo:border-right="0.75pt solid #d9d9d9" fo:border-top="0.75pt solid #ffffff" fo:border-bottom="none">
        <style:background-image/>
      </style:table-cell-properties>
    </style:style>
    <style:style style:name="Tableau1.D1" style:family="table-cell">
      <style:table-cell-properties style:vertical-align="middle" fo:background-color="#f2f2f2" fo:padding-left="0.199cm" fo:padding-right="0.191cm" fo:padding-top="0cm" fo:padding-bottom="0cm" fo:border-left="0.75pt solid #d9d9d9" fo:border-right="0.75pt solid #d9d9d9" fo:border-top="0.75pt solid #d9d9d9" fo:border-bottom="none">
        <style:background-image/>
      </style:table-cell-properties>
    </style:style>
    <style:style style:name="Tableau1.A2" style:family="table-cell">
      <style:table-cell-properties fo:padding-left="0.199cm" fo:padding-right="0.191cm" fo:padding-top="0cm" fo:padding-bottom="0cm" fo:border="0.75pt solid #d9d9d9"/>
    </style:style>
    <style:style style:name="Tableau1.C2" style:family="table-cell">
      <style:table-cell-properties fo:background-color="#ffffff" fo:padding-left="0.199cm" fo:padding-right="0.191cm" fo:padding-top="0cm" fo:padding-bottom="0cm" fo:border-left="0.75pt solid #d9d9d9" fo:border-right="0.75pt solid #d9d9d9" fo:border-top="none" fo:border-bottom="none">
        <style:background-image/>
      </style:table-cell-properties>
    </style:style>
    <style:style style:name="Tableau1.D2" style:family="table-cell">
      <style:table-cell-properties fo:padding-left="0.199cm" fo:padding-right="0.191cm" fo:padding-top="0cm" fo:padding-bottom="0cm" fo:border-left="0.75pt solid #d9d9d9" fo:border-right="0.75pt solid #d9d9d9" fo:border-top="none" fo:border-bottom="0.75pt solid #d9d9d9"/>
    </style:style>
    <style:style style:name="Tableau2" style:family="table">
      <style:table-properties style:width="20.976cm" fo:margin-left="0cm" fo:margin-top="0cm" fo:margin-bottom="0cm" table:align="left" style:writing-mode="lr-tb"/>
    </style:style>
    <style:style style:name="Tableau2.A" style:family="table-column">
      <style:table-column-properties style:column-width="5.426cm"/>
    </style:style>
    <style:style style:name="Tableau2.B" style:family="table-column">
      <style:table-column-properties style:column-width="5.348cm"/>
    </style:style>
    <style:style style:name="Tableau2.C" style:family="table-column">
      <style:table-column-properties style:column-width="0.499cm"/>
    </style:style>
    <style:style style:name="Tableau2.D" style:family="table-column">
      <style:table-column-properties style:column-width="4.852cm"/>
    </style:style>
    <style:style style:name="Tableau2.E" style:family="table-column">
      <style:table-column-properties style:column-width="4.851cm"/>
    </style:style>
    <style:style style:name="Tableau2.1" style:family="table-row">
      <style:table-row-properties style:min-row-height="0.6cm" fo:keep-together="auto"/>
    </style:style>
    <style:style style:name="Tableau2.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2.B1" style:family="table-cell">
      <style:table-cell-properties style:vertical-align="middle" fo:background-color="#ffffff" fo:padding-left="0.199cm" fo:padding-right="0.191cm" fo:padding-top="0cm" fo:padding-bottom="0cm" fo:border-left="0.75pt solid #d9d9d9" fo:border-right="0.75pt solid #ffffff" fo:border-top="none" fo:border-bottom="0.75pt solid #d9d9d9">
        <style:background-image/>
      </style:table-cell-properties>
    </style:style>
    <style:style style:name="Tableau2.C1" style:family="table-cell">
      <style:table-cell-properties fo:background-color="#ffffff" fo:padding-left="0.199cm" fo:padding-right="0.191cm" fo:padding-top="0cm" fo:padding-bottom="0cm" fo:border-left="0.75pt solid #ffffff" fo:border-right="none" fo:border-top="0.75pt solid #ffffff" fo:border-bottom="0.75pt solid #ffffff">
        <style:background-image/>
      </style:table-cell-properties>
    </style:style>
    <style:style style:name="Tableau2.D1" style:family="table-cell">
      <style:table-cell-properties style:vertical-align="middle" fo:padding-left="0.199cm" fo:padding-right="0.191cm" fo:padding-top="0cm" fo:padding-bottom="0cm" fo:border="none"/>
    </style:style>
    <style:style style:name="Tableau2.E1" style:family="table-cell">
      <style:table-cell-properties fo:padding-left="0.199cm" fo:padding-right="0.191cm" fo:padding-top="0cm" fo:padding-bottom="0cm" fo:border="none"/>
    </style:style>
    <style:style style:name="Tableau2.A2" style:family="table-cell">
      <style:table-cell-properties fo:padding-left="0.199cm" fo:padding-right="0.191cm" fo:padding-top="0cm" fo:padding-bottom="0cm" fo:border="0.75pt solid #d9d9d9"/>
    </style:style>
    <style:style style:name="Tableau2.C2" style:family="table-cell">
      <style:table-cell-properties fo:background-color="#ffffff" fo:padding-left="0.199cm" fo:padding-right="0.191cm" fo:padding-top="0cm" fo:padding-bottom="0cm" fo:border-left="0.75pt solid #d9d9d9" fo:border-right="none" fo:border-top="0.75pt solid #ffffff" fo:border-bottom="0.75pt solid #ffffff">
        <style:background-image/>
      </style:table-cell-properties>
    </style:style>
    <style:style style:name="Tableau2.D2" style:family="table-cell">
      <style:table-cell-properties fo:padding-left="0.199cm" fo:padding-right="0.191cm" fo:padding-top="0cm" fo:padding-bottom="0cm" fo:border="none"/>
    </style:style>
    <style:style style:name="Tableau2.E2" style:family="table-cell">
      <style:table-cell-properties fo:padding-left="0.199cm" fo:padding-right="0.191cm" fo:padding-top="0cm" fo:padding-bottom="0cm" fo:border="none"/>
    </style:style>
    <style:style style:name="Tableau3" style:family="table">
      <style:table-properties style:width="15.988cm" fo:margin-left="0cm" fo:margin-top="0cm" fo:margin-bottom="0cm" table:align="left" style:writing-mode="lr-tb"/>
    </style:style>
    <style:style style:name="Tableau3.A" style:family="table-column">
      <style:table-column-properties style:column-width="3.237cm"/>
    </style:style>
    <style:style style:name="Tableau3.B" style:family="table-column">
      <style:table-column-properties style:column-width="3.75cm"/>
    </style:style>
    <style:style style:name="Tableau3.C" style:family="table-column">
      <style:table-column-properties style:column-width="4.501cm"/>
    </style:style>
    <style:style style:name="Tableau3.D" style:family="table-column">
      <style:table-column-properties style:column-width="4.498cm"/>
    </style:style>
    <style:style style:name="Tableau3.1" style:family="table-row">
      <style:table-row-properties style:min-row-height="0.6cm" fo:keep-together="auto"/>
    </style:style>
    <style:style style:name="Tableau3.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3.B1" style:family="table-cell">
      <style:table-cell-properties style:vertical-align="middle" fo:background-color="#ffffff" fo:padding-left="0.199cm" fo:padding-right="0.191cm" fo:padding-top="0cm" fo:padding-bottom="0cm" fo:border-left="0.75pt solid #d9d9d9" fo:border-right="0.75pt solid #ffffff" fo:border-top="0.75pt solid #ffffff" fo:border-bottom="0.75pt solid #d9d9d9">
        <style:background-image/>
      </style:table-cell-properties>
    </style:style>
    <style:style style:name="Tableau3.C1" style:family="table-cell">
      <style:table-cell-properties fo:padding-left="0.199cm" fo:padding-right="0.191cm" fo:padding-top="0cm" fo:padding-bottom="0cm" fo:border="none"/>
    </style:style>
    <style:style style:name="Tableau3.D1" style:family="table-cell">
      <style:table-cell-properties fo:padding-left="0.199cm" fo:padding-right="0.191cm" fo:padding-top="0cm" fo:padding-bottom="0cm" fo:border="none"/>
    </style:style>
    <style:style style:name="Tableau3.A2" style:family="table-cell">
      <style:table-cell-properties style:vertical-align="middle" fo:padding-left="0.199cm" fo:padding-right="0.191cm" fo:padding-top="0cm" fo:padding-bottom="0cm" fo:border="0.75pt solid #d9d9d9"/>
    </style:style>
    <style:style style:name="Tableau3.B2" style:family="table-cell">
      <style:table-cell-properties style:vertical-align="middle" fo:padding-left="0.199cm" fo:padding-right="0.191cm" fo:padding-top="0cm" fo:padding-bottom="0cm" fo:border="0.75pt solid #d9d9d9"/>
    </style:style>
    <style:style style:name="Tableau3.C2" style:family="table-cell">
      <style:table-cell-properties style:vertical-align="middle" fo:padding-left="0.199cm" fo:padding-right="0.191cm" fo:padding-top="0cm" fo:padding-bottom="0cm" fo:border="0.75pt solid #d9d9d9"/>
    </style:style>
    <style:style style:name="Tableau3.D2" style:family="table-cell">
      <style:table-cell-properties style:vertical-align="middle" fo:padding-left="0.199cm" fo:padding-right="0.191cm" fo:padding-top="0cm" fo:padding-bottom="0cm" fo:border="0.75pt solid #d9d9d9"/>
    </style:style>
    <style:style style:name="Tableau3.A3" style:family="table-cell">
      <style:table-cell-properties style:vertical-align="middle" fo:padding-left="0.199cm" fo:padding-right="0.191cm" fo:padding-top="0cm" fo:padding-bottom="0cm" fo:border="0.75pt solid #d9d9d9"/>
    </style:style>
    <style:style style:name="Tableau3.B3" style:family="table-cell">
      <style:table-cell-properties style:vertical-align="middle" fo:padding-left="0.199cm" fo:padding-right="0.191cm" fo:padding-top="0cm" fo:padding-bottom="0cm" fo:border="0.75pt solid #d9d9d9"/>
    </style:style>
    <style:style style:name="Tableau3.C3" style:family="table-cell">
      <style:table-cell-properties style:vertical-align="middle" fo:padding-left="0.199cm" fo:padding-right="0.191cm" fo:padding-top="0cm" fo:padding-bottom="0cm" fo:border="0.75pt solid #d9d9d9"/>
    </style:style>
    <style:style style:name="Tableau3.D3" style:family="table-cell">
      <style:table-cell-properties style:vertical-align="middle" fo:padding-left="0.199cm" fo:padding-right="0.191cm" fo:padding-top="0cm" fo:padding-bottom="0cm" fo:border="0.75pt solid #d9d9d9"/>
    </style:style>
    <style:style style:name="Tableau3.A4" style:family="table-cell">
      <style:table-cell-properties style:vertical-align="middle" fo:padding-left="0.199cm" fo:padding-right="0.191cm" fo:padding-top="0cm" fo:padding-bottom="0cm" fo:border="0.75pt solid #d9d9d9"/>
    </style:style>
    <style:style style:name="Tableau3.B4" style:family="table-cell">
      <style:table-cell-properties style:vertical-align="middle" fo:padding-left="0.199cm" fo:padding-right="0.191cm" fo:padding-top="0cm" fo:padding-bottom="0cm" fo:border="0.75pt solid #d9d9d9"/>
    </style:style>
    <style:style style:name="Tableau3.C4" style:family="table-cell">
      <style:table-cell-properties style:vertical-align="middle" fo:padding-left="0.199cm" fo:padding-right="0.191cm" fo:padding-top="0cm" fo:padding-bottom="0cm" fo:border="0.75pt solid #d9d9d9"/>
    </style:style>
    <style:style style:name="Tableau3.D4" style:family="table-cell">
      <style:table-cell-properties style:vertical-align="middle" fo:padding-left="0.199cm" fo:padding-right="0.191cm" fo:padding-top="0cm" fo:padding-bottom="0cm" fo:border="0.75pt solid #d9d9d9"/>
    </style:style>
    <style:style style:name="Tableau4" style:family="table">
      <style:table-properties style:width="16.101cm" fo:margin-left="0cm" fo:margin-top="0cm" fo:margin-bottom="0cm" table:align="left" style:writing-mode="lr-tb"/>
    </style:style>
    <style:style style:name="Tableau4.A" style:family="table-column">
      <style:table-column-properties style:column-width="16.101cm"/>
    </style:style>
    <style:style style:name="Tableau4.1" style:family="table-row">
      <style:table-row-properties style:min-row-height="0.6cm" fo:keep-together="auto"/>
    </style:style>
    <style:style style:name="Tableau4.A1" style:family="table-cell">
      <style:table-cell-properties style:vertical-align="middle" fo:background-color="#f2f2f2" fo:padding-left="0.203cm" fo:padding-right="0.191cm" fo:padding-top="0cm" fo:padding-bottom="0cm" fo:border="0.75pt solid #d9d9d9">
        <style:background-image/>
      </style:table-cell-properties>
    </style:style>
    <style:style style:name="Tableau4.2" style:family="table-row">
      <style:table-row-properties style:min-row-height="0.48cm" fo:keep-together="auto"/>
    </style:style>
    <style:style style:name="Tableau4.A2" style:family="table-cell">
      <style:table-cell-properties fo:padding-left="0.203cm" fo:padding-right="0.191cm" fo:padding-top="0cm" fo:padding-bottom="0cm" fo:border="0.75pt solid #d9d9d9"/>
    </style:style>
    <style:style style:name="Tableau5" style:family="table">
      <style:table-properties style:width="10.82cm" fo:margin-left="0cm" fo:margin-top="0cm" fo:margin-bottom="0cm" table:align="left" style:writing-mode="lr-tb"/>
    </style:style>
    <style:style style:name="Tableau5.A" style:family="table-column">
      <style:table-column-properties style:column-width="8.32cm"/>
    </style:style>
    <style:style style:name="Tableau5.B" style:family="table-column">
      <style:table-column-properties style:column-width="2.498cm"/>
    </style:style>
    <style:style style:name="Tableau5.1" style:family="table-row">
      <style:table-row-properties fo:keep-together="auto"/>
    </style:style>
    <style:style style:name="Tableau5.A1" style:family="table-cell">
      <style:table-cell-properties fo:background-color="#b8cce4" fo:padding-left="0.191cm" fo:padding-right="0.191cm" fo:padding-top="0cm" fo:padding-bottom="0cm" fo:border="0.5pt solid #262626">
        <style:background-image/>
      </style:table-cell-properties>
    </style:style>
    <style:style style:name="Tableau5.A2" style:family="table-cell">
      <style:table-cell-properties fo:padding-left="0.191cm" fo:padding-right="0.191cm" fo:padding-top="0cm" fo:padding-bottom="0cm" fo:border="0.5pt solid #262626"/>
    </style:style>
    <style:style style:name="Tableau5.B2" style:family="table-cell">
      <style:table-cell-properties fo:padding-left="0.191cm" fo:padding-right="0.191cm" fo:padding-top="0cm" fo:padding-bottom="0cm" fo:border="0.5pt solid #262626"/>
    </style:style>
    <style:style style:name="Tableau5.A3" style:family="table-cell">
      <style:table-cell-properties fo:padding-left="0.191cm" fo:padding-right="0.191cm" fo:padding-top="0cm" fo:padding-bottom="0cm" fo:border="0.5pt solid #262626"/>
    </style:style>
    <style:style style:name="Tableau5.B3" style:family="table-cell">
      <style:table-cell-properties fo:padding-left="0.191cm" fo:padding-right="0.191cm" fo:padding-top="0cm" fo:padding-bottom="0cm" fo:border="0.5pt solid #262626"/>
    </style:style>
    <style:style style:name="Tableau5.A4" style:family="table-cell">
      <style:table-cell-properties fo:padding-left="0.191cm" fo:padding-right="0.191cm" fo:padding-top="0cm" fo:padding-bottom="0cm" fo:border="0.5pt solid #262626"/>
    </style:style>
    <style:style style:name="Tableau5.B4" style:family="table-cell">
      <style:table-cell-properties fo:padding-left="0.191cm" fo:padding-right="0.191cm" fo:padding-top="0cm" fo:padding-bottom="0cm" fo:border="0.5pt solid #262626"/>
    </style:style>
    <style:style style:name="Tableau5.A5" style:family="table-cell">
      <style:table-cell-properties fo:padding-left="0.191cm" fo:padding-right="0.191cm" fo:padding-top="0cm" fo:padding-bottom="0cm" fo:border="0.5pt solid #262626"/>
    </style:style>
    <style:style style:name="Tableau5.B5" style:family="table-cell">
      <style:table-cell-properties fo:padding-left="0.191cm" fo:padding-right="0.191cm" fo:padding-top="0cm" fo:padding-bottom="0cm" fo:border="0.5pt solid #262626"/>
    </style:style>
    <style:style style:name="Tableau5.A6" style:family="table-cell">
      <style:table-cell-properties fo:padding-left="0.191cm" fo:padding-right="0.191cm" fo:padding-top="0cm" fo:padding-bottom="0cm" fo:border="0.5pt solid #262626"/>
    </style:style>
    <style:style style:name="Tableau5.B6" style:family="table-cell">
      <style:table-cell-properties fo:padding-left="0.191cm" fo:padding-right="0.191cm" fo:padding-top="0cm" fo:padding-bottom="0cm" fo:border="0.5pt solid #262626"/>
    </style:style>
    <style:style style:name="Tableau5.A7" style:family="table-cell">
      <style:table-cell-properties fo:padding-left="0.191cm" fo:padding-right="0.191cm" fo:padding-top="0cm" fo:padding-bottom="0cm" fo:border="0.5pt solid #262626"/>
    </style:style>
    <style:style style:name="Tableau5.B7" style:family="table-cell">
      <style:table-cell-properties fo:padding-left="0.191cm" fo:padding-right="0.191cm" fo:padding-top="0cm" fo:padding-bottom="0cm" fo:border="0.5pt solid #262626"/>
    </style:style>
    <style:style style:name="Tableau5.A8" style:family="table-cell">
      <style:table-cell-properties fo:padding-left="0.191cm" fo:padding-right="0.191cm" fo:padding-top="0cm" fo:padding-bottom="0cm" fo:border="0.5pt solid #262626"/>
    </style:style>
    <style:style style:name="Tableau5.B8" style:family="table-cell">
      <style:table-cell-properties fo:padding-left="0.191cm" fo:padding-right="0.191cm" fo:padding-top="0cm" fo:padding-bottom="0cm" fo:border="0.5pt solid #262626"/>
    </style:style>
    <style:style style:name="Tableau5.A9" style:family="table-cell">
      <style:table-cell-properties fo:padding-left="0.191cm" fo:padding-right="0.191cm" fo:padding-top="0cm" fo:padding-bottom="0cm" fo:border="0.5pt solid #262626"/>
    </style:style>
    <style:style style:name="Tableau5.B9" style:family="table-cell">
      <style:table-cell-properties fo:padding-left="0.191cm" fo:padding-right="0.191cm" fo:padding-top="0cm" fo:padding-bottom="0cm" fo:border="0.5pt solid #262626"/>
    </style:style>
    <style:style style:name="Tableau5.A10" style:family="table-cell">
      <style:table-cell-properties fo:padding-left="0.191cm" fo:padding-right="0.191cm" fo:padding-top="0cm" fo:padding-bottom="0cm" fo:border="0.5pt solid #262626"/>
    </style:style>
    <style:style style:name="Tableau5.B10" style:family="table-cell">
      <style:table-cell-properties fo:padding-left="0.191cm" fo:padding-right="0.191cm" fo:padding-top="0cm" fo:padding-bottom="0cm" fo:border="0.5pt solid #262626"/>
    </style:style>
    <style:style style:name="Tableau5.A11" style:family="table-cell">
      <style:table-cell-properties fo:padding-left="0.191cm" fo:padding-right="0.191cm" fo:padding-top="0cm" fo:padding-bottom="0cm" fo:border="0.5pt solid #262626"/>
    </style:style>
    <style:style style:name="Tableau5.B11" style:family="table-cell">
      <style:table-cell-properties fo:padding-left="0.191cm" fo:padding-right="0.191cm" fo:padding-top="0cm" fo:padding-bottom="0cm" fo:border="0.5pt solid #262626"/>
    </style:style>
    <style:style style:name="Tableau6" style:family="table">
      <style:table-properties style:width="16.101cm" fo:margin-left="0cm" fo:margin-top="0cm" fo:margin-bottom="0cm" table:align="left" style:writing-mode="lr-tb"/>
    </style:style>
    <style:style style:name="Tableau6.A" style:family="table-column">
      <style:table-column-properties style:column-width="16.101cm"/>
    </style:style>
    <style:style style:name="Tableau6.1" style:family="table-row">
      <style:table-row-properties style:min-row-height="0.6cm" fo:keep-together="auto"/>
    </style:style>
    <style:style style:name="Tableau6.A1" style:family="table-cell">
      <style:table-cell-properties style:vertical-align="middle" fo:background-color="#f2f2f2" fo:padding-left="0.203cm" fo:padding-right="0.191cm" fo:padding-top="0cm" fo:padding-bottom="0cm" fo:border="0.75pt solid #d9d9d9">
        <style:background-image/>
      </style:table-cell-properties>
    </style:style>
    <style:style style:name="Tableau6.2" style:family="table-row">
      <style:table-row-properties style:min-row-height="0.48cm" fo:keep-together="auto"/>
    </style:style>
    <style:style style:name="Tableau6.A2" style:family="table-cell">
      <style:table-cell-properties fo:padding-left="0.203cm" fo:padding-right="0.191cm" fo:padding-top="0cm" fo:padding-bottom="0cm" fo:border="0.75pt solid #d9d9d9"/>
    </style:style>
    <style:style style:name="Tableau7" style:family="table">
      <style:table-properties style:width="16.039cm" fo:margin-left="0cm" fo:margin-top="0cm" fo:margin-bottom="0cm" table:align="left" style:writing-mode="lr-tb"/>
    </style:style>
    <style:style style:name="Tableau7.A" style:family="table-column">
      <style:table-column-properties style:column-width="16.039cm"/>
    </style:style>
    <style:style style:name="Tableau7.1" style:family="table-row">
      <style:table-row-properties style:min-row-height="0.6cm" fo:keep-together="auto"/>
    </style:style>
    <style:style style:name="Tableau7.A1" style:family="table-cell">
      <style:table-cell-properties fo:background-color="#f2f2f2" fo:padding-left="0.203cm" fo:padding-right="0.191cm" fo:padding-top="0cm" fo:padding-bottom="0cm" fo:border="0.75pt solid #d9d9d9">
        <style:background-image/>
      </style:table-cell-properties>
    </style:style>
    <style:style style:name="Tableau7.2" style:family="table-row">
      <style:table-row-properties style:min-row-height="0.048cm" fo:keep-together="auto"/>
    </style:style>
    <style:style style:name="Tableau7.A2" style:family="table-cell">
      <style:table-cell-properties fo:padding-left="0.203cm" fo:padding-right="0.191cm" fo:padding-top="0cm" fo:padding-bottom="0cm" fo:border="0.75pt solid #d9d9d9"/>
    </style:style>
    <style:style style:name="Tableau8" style:family="table">
      <style:table-properties style:width="16.101cm" fo:margin-left="0cm" fo:margin-top="0cm" fo:margin-bottom="0cm" table:align="left" style:writing-mode="lr-tb"/>
    </style:style>
    <style:style style:name="Tableau8.A" style:family="table-column">
      <style:table-column-properties style:column-width="16.101cm"/>
    </style:style>
    <style:style style:name="Tableau8.1" style:family="table-row">
      <style:table-row-properties style:min-row-height="0.6cm" fo:keep-together="auto"/>
    </style:style>
    <style:style style:name="Tableau8.A1" style:family="table-cell">
      <style:table-cell-properties fo:background-color="#f2f2f2" fo:padding-left="0.203cm" fo:padding-right="0.191cm" fo:padding-top="0cm" fo:padding-bottom="0cm" fo:border="0.75pt solid #d9d9d9">
        <style:background-image/>
      </style:table-cell-properties>
    </style:style>
    <style:style style:name="Tableau8.2" style:family="table-row">
      <style:table-row-properties style:min-row-height="2.872cm" fo:keep-together="auto"/>
    </style:style>
    <style:style style:name="Tableau8.A2" style:family="table-cell">
      <style:table-cell-properties fo:padding-left="0.203cm" fo:padding-right="0.191cm" fo:padding-top="0cm" fo:padding-bottom="0cm" fo:border="0.75pt solid #d9d9d9"/>
    </style:style>
    <style:style style:name="Tableau9" style:family="table">
      <style:table-properties style:width="16.238cm" fo:margin-left="0cm" fo:margin-top="0cm" fo:margin-bottom="0cm" table:align="left" style:writing-mode="lr-tb"/>
    </style:style>
    <style:style style:name="Tableau9.A" style:family="table-column">
      <style:table-column-properties style:column-width="16.238cm"/>
    </style:style>
    <style:style style:name="Tableau9.1" style:family="table-row">
      <style:table-row-properties style:min-row-height="0.6cm" fo:keep-together="auto"/>
    </style:style>
    <style:style style:name="Tableau9.A1" style:family="table-cell">
      <style:table-cell-properties fo:background-color="#f2f2f2" fo:padding-left="0.203cm" fo:padding-right="0.191cm" fo:padding-top="0cm" fo:padding-bottom="0cm" fo:border="0.75pt solid #d9d9d9">
        <style:background-image/>
      </style:table-cell-properties>
    </style:style>
    <style:style style:name="Tableau9.2" style:family="table-row">
      <style:table-row-properties style:min-row-height="0.48cm" fo:keep-together="auto"/>
    </style:style>
    <style:style style:name="Tableau9.A2" style:family="table-cell">
      <style:table-cell-properties fo:padding-left="0.203cm" fo:padding-right="0.191cm" fo:padding-top="0cm" fo:padding-bottom="0cm" fo:border="0.75pt solid #d9d9d9"/>
    </style:style>
    <style:style style:name="Tableau10" style:family="table">
      <style:table-properties style:width="16.238cm" fo:margin-left="0cm" fo:margin-top="0cm" fo:margin-bottom="0cm" table:align="left" style:writing-mode="lr-tb"/>
    </style:style>
    <style:style style:name="Tableau10.A" style:family="table-column">
      <style:table-column-properties style:column-width="16.238cm"/>
    </style:style>
    <style:style style:name="Tableau10.1" style:family="table-row">
      <style:table-row-properties style:min-row-height="0.6cm" fo:keep-together="auto"/>
    </style:style>
    <style:style style:name="Tableau10.A1" style:family="table-cell">
      <style:table-cell-properties fo:background-color="#f2f2f2" fo:padding-left="0.203cm" fo:padding-right="0.191cm" fo:padding-top="0cm" fo:padding-bottom="0cm" fo:border="0.75pt solid #d9d9d9">
        <style:background-image/>
      </style:table-cell-properties>
    </style:style>
    <style:style style:name="Tableau10.2" style:family="table-row">
      <style:table-row-properties style:min-row-height="0.48cm" fo:keep-together="auto"/>
    </style:style>
    <style:style style:name="Tableau10.A2" style:family="table-cell">
      <style:table-cell-properties fo:padding-left="0.203cm" fo:padding-right="0.191cm" fo:padding-top="0cm" fo:padding-bottom="0cm" fo:border="0.75pt solid #d9d9d9"/>
    </style:style>
    <style:style style:name="Tableau11" style:family="table">
      <style:table-properties style:width="16.238cm" fo:margin-left="0cm" fo:margin-top="0cm" fo:margin-bottom="0cm" table:align="left" style:writing-mode="lr-tb"/>
    </style:style>
    <style:style style:name="Tableau11.A" style:family="table-column">
      <style:table-column-properties style:column-width="16.238cm"/>
    </style:style>
    <style:style style:name="Tableau11.1" style:family="table-row">
      <style:table-row-properties style:min-row-height="0.6cm" fo:keep-together="auto"/>
    </style:style>
    <style:style style:name="Tableau11.A1" style:family="table-cell">
      <style:table-cell-properties fo:background-color="#f2f2f2" fo:padding-left="0.203cm" fo:padding-right="0.191cm" fo:padding-top="0cm" fo:padding-bottom="0cm" fo:border="0.75pt solid #d9d9d9">
        <style:background-image/>
      </style:table-cell-properties>
    </style:style>
    <style:style style:name="Tableau11.2" style:family="table-row">
      <style:table-row-properties style:min-row-height="0.48cm" fo:keep-together="auto"/>
    </style:style>
    <style:style style:name="Tableau11.A2" style:family="table-cell">
      <style:table-cell-properties fo:padding-left="0.203cm" fo:padding-right="0.191cm" fo:padding-top="0cm" fo:padding-bottom="0cm" fo:border="0.75pt solid #d9d9d9"/>
    </style:style>
    <style:style style:name="Tableau12" style:family="table">
      <style:table-properties style:width="16.238cm" fo:margin-left="0cm" fo:margin-top="0cm" fo:margin-bottom="0cm" table:align="left" style:writing-mode="lr-tb"/>
    </style:style>
    <style:style style:name="Tableau12.A" style:family="table-column">
      <style:table-column-properties style:column-width="16.238cm"/>
    </style:style>
    <style:style style:name="Tableau12.1" style:family="table-row">
      <style:table-row-properties style:min-row-height="0.6cm" fo:keep-together="auto"/>
    </style:style>
    <style:style style:name="Tableau12.A1" style:family="table-cell">
      <style:table-cell-properties fo:background-color="#f2f2f2" fo:padding-left="0.203cm" fo:padding-right="0.191cm" fo:padding-top="0cm" fo:padding-bottom="0cm" fo:border="0.75pt solid #d9d9d9">
        <style:background-image/>
      </style:table-cell-properties>
    </style:style>
    <style:style style:name="Tableau12.2" style:family="table-row">
      <style:table-row-properties style:min-row-height="0.48cm" fo:keep-together="auto"/>
    </style:style>
    <style:style style:name="Tableau12.A2" style:family="table-cell">
      <style:table-cell-properties fo:padding-left="0.203cm" fo:padding-right="0.191cm" fo:padding-top="0cm" fo:padding-bottom="0cm" fo:border="0.75pt solid #d9d9d9"/>
    </style:style>
    <style:style style:name="Tableau13" style:family="table">
      <style:table-properties style:width="16.478cm" fo:margin-left="-0.014cm" fo:margin-top="0cm" fo:margin-bottom="0cm" table:align="left" style:writing-mode="lr-tb"/>
    </style:style>
    <style:style style:name="Tableau13.A" style:family="table-column">
      <style:table-column-properties style:column-width="16.478cm"/>
    </style:style>
    <style:style style:name="Tableau13.1" style:family="table-row">
      <style:table-row-properties style:min-row-height="1.282cm" fo:keep-together="auto"/>
    </style:style>
    <style:style style:name="Tableau13.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3.2" style:family="table-row">
      <style:table-row-properties style:min-row-height="2.113cm" fo:keep-together="auto"/>
    </style:style>
    <style:style style:name="Tableau13.A2" style:family="table-cell">
      <style:table-cell-properties style:vertical-align="middle" fo:padding-left="0.199cm" fo:padding-right="0.191cm" fo:padding-top="0cm" fo:padding-bottom="0cm" fo:border="0.75pt solid #d9d9d9"/>
    </style:style>
    <style:style style:name="Tableau14" style:family="table">
      <style:table-properties style:width="16.489cm" fo:margin-left="0cm" fo:margin-top="0cm" fo:margin-bottom="0cm" table:align="left" style:writing-mode="lr-tb"/>
    </style:style>
    <style:style style:name="Tableau14.A" style:family="table-column">
      <style:table-column-properties style:column-width="2.251cm"/>
    </style:style>
    <style:style style:name="Tableau14.B" style:family="table-column">
      <style:table-column-properties style:column-width="5.81cm"/>
    </style:style>
    <style:style style:name="Tableau14.C" style:family="table-column">
      <style:table-column-properties style:column-width="1.94cm"/>
    </style:style>
    <style:style style:name="Tableau14.D" style:family="table-column">
      <style:table-column-properties style:column-width="6.486cm"/>
    </style:style>
    <style:style style:name="Tableau14.1" style:family="table-row">
      <style:table-row-properties style:min-row-height="0.6cm" fo:keep-together="auto"/>
    </style:style>
    <style:style style:name="Tableau14.A1" style:family="table-cell">
      <style:table-cell-properties fo:background-color="#f2f2f2" fo:padding-left="0.199cm" fo:padding-right="0.191cm" fo:padding-top="0cm" fo:padding-bottom="0cm" fo:border="0.75pt solid #d9d9d9">
        <style:background-image/>
      </style:table-cell-properties>
    </style:style>
    <style:style style:name="Tableau14.A2" style:family="table-cell">
      <style:table-cell-properties fo:padding-left="0.199cm" fo:padding-right="0.191cm" fo:padding-top="0cm" fo:padding-bottom="0cm" fo:border="0.75pt solid #d9d9d9"/>
    </style:style>
    <style:style style:name="Tableau14.B2" style:family="table-cell">
      <style:table-cell-properties fo:padding-left="0.199cm" fo:padding-right="0.191cm" fo:padding-top="0cm" fo:padding-bottom="0cm" fo:border="0.75pt solid #d9d9d9"/>
    </style:style>
    <style:style style:name="Tableau14.C2" style:family="table-cell">
      <style:table-cell-properties fo:padding-left="0.199cm" fo:padding-right="0.191cm" fo:padding-top="0cm" fo:padding-bottom="0cm" fo:border="0.75pt solid #d9d9d9"/>
    </style:style>
    <style:style style:name="Tableau14.D2" style:family="table-cell">
      <style:table-cell-properties fo:padding-left="0.199cm" fo:padding-right="0.191cm" fo:padding-top="0cm" fo:padding-bottom="0cm" fo:border="0.75pt solid #d9d9d9"/>
    </style:style>
    <style:style style:name="Tableau14.A3" style:family="table-cell">
      <style:table-cell-properties fo:padding-left="0.199cm" fo:padding-right="0.191cm" fo:padding-top="0cm" fo:padding-bottom="0cm" fo:border="0.75pt solid #d9d9d9"/>
    </style:style>
    <style:style style:name="Tableau14.B3" style:family="table-cell">
      <style:table-cell-properties fo:padding-left="0.199cm" fo:padding-right="0.191cm" fo:padding-top="0cm" fo:padding-bottom="0cm" fo:border="0.75pt solid #d9d9d9"/>
    </style:style>
    <style:style style:name="Tableau14.C3" style:family="table-cell">
      <style:table-cell-properties fo:padding-left="0.199cm" fo:padding-right="0.191cm" fo:padding-top="0cm" fo:padding-bottom="0cm" fo:border="0.75pt solid #d9d9d9"/>
    </style:style>
    <style:style style:name="Tableau14.D3" style:family="table-cell">
      <style:table-cell-properties fo:padding-left="0.199cm" fo:padding-right="0.191cm" fo:padding-top="0cm" fo:padding-bottom="0cm" fo:border="0.75pt solid #d9d9d9"/>
    </style:style>
    <style:style style:name="Tableau14.A4" style:family="table-cell">
      <style:table-cell-properties fo:padding-left="0.199cm" fo:padding-right="0.191cm" fo:padding-top="0cm" fo:padding-bottom="0cm" fo:border="0.75pt solid #d9d9d9"/>
    </style:style>
    <style:style style:name="Tableau14.B4" style:family="table-cell">
      <style:table-cell-properties fo:padding-left="0.199cm" fo:padding-right="0.191cm" fo:padding-top="0cm" fo:padding-bottom="0cm" fo:border="0.75pt solid #d9d9d9"/>
    </style:style>
    <style:style style:name="Tableau14.C4" style:family="table-cell">
      <style:table-cell-properties fo:padding-left="0.199cm" fo:padding-right="0.191cm" fo:padding-top="0cm" fo:padding-bottom="0cm" fo:border="0.75pt solid #d9d9d9"/>
    </style:style>
    <style:style style:name="Tableau14.D4" style:family="table-cell">
      <style:table-cell-properties fo:padding-left="0.199cm" fo:padding-right="0.191cm" fo:padding-top="0cm" fo:padding-bottom="0cm" fo:border="0.75pt solid #d9d9d9"/>
    </style:style>
    <style:style style:name="Tableau14.A5" style:family="table-cell">
      <style:table-cell-properties fo:padding-left="0.199cm" fo:padding-right="0.191cm" fo:padding-top="0cm" fo:padding-bottom="0cm" fo:border="0.75pt solid #d9d9d9"/>
    </style:style>
    <style:style style:name="Tableau14.B5" style:family="table-cell">
      <style:table-cell-properties fo:padding-left="0.199cm" fo:padding-right="0.191cm" fo:padding-top="0cm" fo:padding-bottom="0cm" fo:border="0.75pt solid #d9d9d9"/>
    </style:style>
    <style:style style:name="Tableau14.C5" style:family="table-cell">
      <style:table-cell-properties fo:padding-left="0.199cm" fo:padding-right="0.191cm" fo:padding-top="0cm" fo:padding-bottom="0cm" fo:border="0.75pt solid #d9d9d9"/>
    </style:style>
    <style:style style:name="Tableau14.D5" style:family="table-cell">
      <style:table-cell-properties fo:padding-left="0.199cm" fo:padding-right="0.191cm" fo:padding-top="0cm" fo:padding-bottom="0cm" fo:border="0.75pt solid #d9d9d9"/>
    </style:style>
    <style:style style:name="Tableau14.A6" style:family="table-cell">
      <style:table-cell-properties fo:padding-left="0.199cm" fo:padding-right="0.191cm" fo:padding-top="0cm" fo:padding-bottom="0cm" fo:border="0.75pt solid #d9d9d9"/>
    </style:style>
    <style:style style:name="Tableau14.B6" style:family="table-cell">
      <style:table-cell-properties fo:padding-left="0.199cm" fo:padding-right="0.191cm" fo:padding-top="0cm" fo:padding-bottom="0cm" fo:border="0.75pt solid #d9d9d9"/>
    </style:style>
    <style:style style:name="Tableau14.C6" style:family="table-cell">
      <style:table-cell-properties fo:padding-left="0.199cm" fo:padding-right="0.191cm" fo:padding-top="0cm" fo:padding-bottom="0cm" fo:border="0.75pt solid #d9d9d9"/>
    </style:style>
    <style:style style:name="Tableau14.D6" style:family="table-cell">
      <style:table-cell-properties fo:padding-left="0.199cm" fo:padding-right="0.191cm" fo:padding-top="0cm" fo:padding-bottom="0cm" fo:border="0.75pt solid #d9d9d9"/>
    </style:style>
    <style:style style:name="Tableau14.A7" style:family="table-cell">
      <style:table-cell-properties fo:padding-left="0.199cm" fo:padding-right="0.191cm" fo:padding-top="0cm" fo:padding-bottom="0cm" fo:border="0.75pt solid #d9d9d9"/>
    </style:style>
    <style:style style:name="Tableau14.B7" style:family="table-cell">
      <style:table-cell-properties fo:padding-left="0.199cm" fo:padding-right="0.191cm" fo:padding-top="0cm" fo:padding-bottom="0cm" fo:border="0.75pt solid #d9d9d9"/>
    </style:style>
    <style:style style:name="Tableau14.C7" style:family="table-cell">
      <style:table-cell-properties fo:padding-left="0.199cm" fo:padding-right="0.191cm" fo:padding-top="0cm" fo:padding-bottom="0cm" fo:border="0.75pt solid #d9d9d9"/>
    </style:style>
    <style:style style:name="Tableau14.D7" style:family="table-cell">
      <style:table-cell-properties fo:padding-left="0.199cm" fo:padding-right="0.191cm" fo:padding-top="0cm" fo:padding-bottom="0cm" fo:border="0.75pt solid #d9d9d9"/>
    </style:style>
    <style:style style:name="Tableau14.A8" style:family="table-cell">
      <style:table-cell-properties fo:padding-left="0.199cm" fo:padding-right="0.191cm" fo:padding-top="0cm" fo:padding-bottom="0cm" fo:border="0.75pt solid #d9d9d9"/>
    </style:style>
    <style:style style:name="Tableau14.B8" style:family="table-cell">
      <style:table-cell-properties fo:padding-left="0.199cm" fo:padding-right="0.191cm" fo:padding-top="0cm" fo:padding-bottom="0cm" fo:border="0.75pt solid #d9d9d9"/>
    </style:style>
    <style:style style:name="Tableau14.C8" style:family="table-cell">
      <style:table-cell-properties fo:padding-left="0.199cm" fo:padding-right="0.191cm" fo:padding-top="0cm" fo:padding-bottom="0cm" fo:border="0.75pt solid #d9d9d9"/>
    </style:style>
    <style:style style:name="Tableau14.D8" style:family="table-cell">
      <style:table-cell-properties fo:padding-left="0.199cm" fo:padding-right="0.191cm" fo:padding-top="0cm" fo:padding-bottom="0cm" fo:border="0.75pt solid #d9d9d9"/>
    </style:style>
    <style:style style:name="Tableau14.A9" style:family="table-cell">
      <style:table-cell-properties fo:padding-left="0.199cm" fo:padding-right="0.191cm" fo:padding-top="0cm" fo:padding-bottom="0cm" fo:border="0.75pt solid #d9d9d9"/>
    </style:style>
    <style:style style:name="Tableau14.B9" style:family="table-cell">
      <style:table-cell-properties fo:padding-left="0.199cm" fo:padding-right="0.191cm" fo:padding-top="0cm" fo:padding-bottom="0cm" fo:border="0.75pt solid #d9d9d9"/>
    </style:style>
    <style:style style:name="Tableau14.C9" style:family="table-cell">
      <style:table-cell-properties fo:padding-left="0.199cm" fo:padding-right="0.191cm" fo:padding-top="0cm" fo:padding-bottom="0cm" fo:border="0.75pt solid #d9d9d9"/>
    </style:style>
    <style:style style:name="Tableau14.D9" style:family="table-cell">
      <style:table-cell-properties fo:padding-left="0.199cm" fo:padding-right="0.191cm" fo:padding-top="0cm" fo:padding-bottom="0cm" fo:border="0.75pt solid #d9d9d9"/>
    </style:style>
    <style:style style:name="Tableau15" style:family="table">
      <style:table-properties style:width="16.235cm" fo:margin-left="0cm" fo:margin-top="0cm" fo:margin-bottom="0cm" table:align="left" style:writing-mode="lr-tb"/>
    </style:style>
    <style:style style:name="Tableau15.A" style:family="table-column">
      <style:table-column-properties style:column-width="8.117cm"/>
    </style:style>
    <style:style style:name="Tableau15.B" style:family="table-column">
      <style:table-column-properties style:column-width="8.116cm"/>
    </style:style>
    <style:style style:name="Tableau15.1" style:family="table-row">
      <style:table-row-properties fo:keep-together="auto"/>
    </style:style>
    <style:style style:name="Tableau15.A1" style:family="table-cell">
      <style:table-cell-properties fo:background-color="#c2d69b" fo:padding-left="0.199cm" fo:padding-right="0.191cm" fo:padding-top="0cm" fo:padding-bottom="0cm" fo:border="0.5pt solid #262626">
        <style:background-image/>
      </style:table-cell-properties>
    </style:style>
    <style:style style:name="Tableau15.B1" style:family="table-cell">
      <style:table-cell-properties fo:background-color="#ffc000" fo:padding-left="0.199cm" fo:padding-right="0.191cm" fo:padding-top="0cm" fo:padding-bottom="0cm" fo:border="0.5pt solid #262626">
        <style:background-image/>
      </style:table-cell-properties>
    </style:style>
    <style:style style:name="Tableau15.A2" style:family="table-cell">
      <style:table-cell-properties fo:padding-left="0.199cm" fo:padding-right="0.191cm" fo:padding-top="0cm" fo:padding-bottom="0cm" fo:border="0.5pt solid #262626"/>
    </style:style>
    <style:style style:name="Tableau15.B2" style:family="table-cell">
      <style:table-cell-properties fo:padding-left="0.199cm" fo:padding-right="0.191cm" fo:padding-top="0cm" fo:padding-bottom="0cm" fo:border="0.5pt solid #262626"/>
    </style:style>
    <style:style style:name="Tableau15.A3" style:family="table-cell">
      <style:table-cell-properties fo:padding-left="0.199cm" fo:padding-right="0.191cm" fo:padding-top="0cm" fo:padding-bottom="0cm" fo:border="0.5pt solid #262626"/>
    </style:style>
    <style:style style:name="Tableau15.B3" style:family="table-cell">
      <style:table-cell-properties fo:padding-left="0.199cm" fo:padding-right="0.191cm" fo:padding-top="0cm" fo:padding-bottom="0cm" fo:border="0.5pt solid #262626"/>
    </style:style>
    <style:style style:name="Tableau15.A4" style:family="table-cell">
      <style:table-cell-properties fo:padding-left="0.199cm" fo:padding-right="0.191cm" fo:padding-top="0cm" fo:padding-bottom="0cm" fo:border="0.5pt solid #262626"/>
    </style:style>
    <style:style style:name="Tableau15.B4" style:family="table-cell">
      <style:table-cell-properties fo:padding-left="0.199cm" fo:padding-right="0.191cm" fo:padding-top="0cm" fo:padding-bottom="0cm" fo:border="0.5pt solid #262626"/>
    </style:style>
    <style:style style:name="Tableau16" style:family="table">
      <style:table-properties style:width="16.235cm" fo:margin-left="0cm" fo:margin-top="0cm" fo:margin-bottom="0cm" table:align="left" style:writing-mode="lr-tb"/>
    </style:style>
    <style:style style:name="Tableau16.A" style:family="table-column">
      <style:table-column-properties style:column-width="8.117cm"/>
    </style:style>
    <style:style style:name="Tableau16.B" style:family="table-column">
      <style:table-column-properties style:column-width="8.116cm"/>
    </style:style>
    <style:style style:name="Tableau16.1" style:family="table-row">
      <style:table-row-properties fo:keep-together="auto"/>
    </style:style>
    <style:style style:name="Tableau16.A1" style:family="table-cell">
      <style:table-cell-properties fo:background-color="#92cddc" fo:padding-left="0.199cm" fo:padding-right="0.191cm" fo:padding-top="0cm" fo:padding-bottom="0cm" fo:border="0.5pt solid #262626">
        <style:background-image/>
      </style:table-cell-properties>
    </style:style>
    <style:style style:name="Tableau16.B1" style:family="table-cell">
      <style:table-cell-properties fo:background-color="#ff0000" fo:padding-left="0.199cm" fo:padding-right="0.191cm" fo:padding-top="0cm" fo:padding-bottom="0cm" fo:border="0.5pt solid #262626">
        <style:background-image/>
      </style:table-cell-properties>
    </style:style>
    <style:style style:name="Tableau16.A2" style:family="table-cell">
      <style:table-cell-properties fo:padding-left="0.199cm" fo:padding-right="0.191cm" fo:padding-top="0cm" fo:padding-bottom="0cm" fo:border="0.5pt solid #262626"/>
    </style:style>
    <style:style style:name="Tableau16.B2" style:family="table-cell">
      <style:table-cell-properties fo:padding-left="0.199cm" fo:padding-right="0.191cm" fo:padding-top="0cm" fo:padding-bottom="0cm" fo:border="0.5pt solid #262626"/>
    </style:style>
    <style:style style:name="Tableau16.A3" style:family="table-cell">
      <style:table-cell-properties fo:padding-left="0.199cm" fo:padding-right="0.191cm" fo:padding-top="0cm" fo:padding-bottom="0cm" fo:border="0.5pt solid #262626"/>
    </style:style>
    <style:style style:name="Tableau16.B3" style:family="table-cell">
      <style:table-cell-properties fo:padding-left="0.199cm" fo:padding-right="0.191cm" fo:padding-top="0cm" fo:padding-bottom="0cm" fo:border="0.5pt solid #262626"/>
    </style:style>
    <style:style style:name="Tableau16.A4" style:family="table-cell">
      <style:table-cell-properties fo:padding-left="0.199cm" fo:padding-right="0.191cm" fo:padding-top="0cm" fo:padding-bottom="0cm" fo:border="0.5pt solid #262626"/>
    </style:style>
    <style:style style:name="Tableau16.B4" style:family="table-cell">
      <style:table-cell-properties fo:padding-left="0.199cm" fo:padding-right="0.191cm" fo:padding-top="0cm" fo:padding-bottom="0cm" fo:border="0.5pt solid #262626"/>
    </style:style>
    <style:style style:name="Tableau17" style:family="table">
      <style:table-properties style:width="16.478cm" fo:margin-left="-0.014cm" fo:margin-top="0cm" fo:margin-bottom="0cm" table:align="left" style:writing-mode="lr-tb"/>
    </style:style>
    <style:style style:name="Tableau17.A" style:family="table-column">
      <style:table-column-properties style:column-width="16.478cm"/>
    </style:style>
    <style:style style:name="Tableau17.1" style:family="table-row">
      <style:table-row-properties style:min-row-height="1.282cm" fo:keep-together="auto"/>
    </style:style>
    <style:style style:name="Tableau17.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7.2" style:family="table-row">
      <style:table-row-properties style:min-row-height="2.113cm" fo:keep-together="auto"/>
    </style:style>
    <style:style style:name="Tableau17.A2" style:family="table-cell">
      <style:table-cell-properties style:vertical-align="middle" fo:padding-left="0.199cm" fo:padding-right="0.191cm" fo:padding-top="0cm" fo:padding-bottom="0cm" fo:border="0.75pt solid #d9d9d9"/>
    </style:style>
    <style:style style:name="Tableau18" style:family="table">
      <style:table-properties style:width="16.478cm" fo:margin-left="-0.014cm" fo:margin-top="0cm" fo:margin-bottom="0cm" table:align="left" style:writing-mode="lr-tb"/>
    </style:style>
    <style:style style:name="Tableau18.A" style:family="table-column">
      <style:table-column-properties style:column-width="16.478cm"/>
    </style:style>
    <style:style style:name="Tableau18.1" style:family="table-row">
      <style:table-row-properties style:min-row-height="1.282cm" fo:keep-together="auto"/>
    </style:style>
    <style:style style:name="Tableau18.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8.2" style:family="table-row">
      <style:table-row-properties style:min-row-height="2.113cm" fo:keep-together="auto"/>
    </style:style>
    <style:style style:name="Tableau18.A2" style:family="table-cell">
      <style:table-cell-properties style:vertical-align="middle" fo:padding-left="0.199cm" fo:padding-right="0.191cm" fo:padding-top="0cm" fo:padding-bottom="0cm" fo:border="0.75pt solid #d9d9d9"/>
    </style:style>
    <style:style style:name="Tableau19" style:family="table">
      <style:table-properties style:width="16.489cm" fo:margin-left="0cm" fo:margin-top="0cm" fo:margin-bottom="0cm" table:align="left" style:writing-mode="lr-tb"/>
    </style:style>
    <style:style style:name="Tableau19.A" style:family="table-column">
      <style:table-column-properties style:column-width="4.838cm"/>
    </style:style>
    <style:style style:name="Tableau19.B" style:family="table-column">
      <style:table-column-properties style:column-width="4.84cm"/>
    </style:style>
    <style:style style:name="Tableau19.C" style:family="table-column">
      <style:table-column-properties style:column-width="6.81cm"/>
    </style:style>
    <style:style style:name="Tableau19.1" style:family="table-row">
      <style:table-row-properties style:min-row-height="0.6cm" fo:keep-together="auto"/>
    </style:style>
    <style:style style:name="Tableau19.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9.B1" style:family="table-cell">
      <style:table-cell-properties fo:padding-left="0.199cm" fo:padding-right="0.191cm" fo:padding-top="0cm" fo:padding-bottom="0cm" fo:border="none"/>
    </style:style>
    <style:style style:name="Tableau19.C1" style:family="table-cell">
      <style:table-cell-properties fo:padding-left="0.199cm" fo:padding-right="0.191cm" fo:padding-top="0cm" fo:padding-bottom="0cm" fo:border="none"/>
    </style:style>
    <style:style style:name="Tableau19.A2" style:family="table-cell">
      <style:table-cell-properties style:vertical-align="middle" fo:padding-left="0.199cm" fo:padding-right="0.191cm" fo:padding-top="0cm" fo:padding-bottom="0cm" fo:border="0.75pt solid #d9d9d9"/>
    </style:style>
    <style:style style:name="Tableau19.B2" style:family="table-cell">
      <style:table-cell-properties style:vertical-align="middle" fo:padding-left="0.199cm" fo:padding-right="0.191cm" fo:padding-top="0cm" fo:padding-bottom="0cm" fo:border="0.75pt solid #d9d9d9"/>
    </style:style>
    <style:style style:name="Tableau19.C2" style:family="table-cell">
      <style:table-cell-properties style:vertical-align="middle" fo:padding-left="0.199cm" fo:padding-right="0.191cm" fo:padding-top="0cm" fo:padding-bottom="0cm" fo:border="0.75pt solid #d9d9d9"/>
    </style:style>
    <style:style style:name="Tableau19.3" style:family="table-row">
      <style:table-row-properties style:min-row-height="1cm" fo:keep-together="auto"/>
    </style:style>
    <style:style style:name="Tableau19.A3" style:family="table-cell">
      <style:table-cell-properties style:vertical-align="middle" fo:padding-left="0.199cm" fo:padding-right="0.191cm" fo:padding-top="0cm" fo:padding-bottom="0cm" fo:border="0.75pt solid #d9d9d9"/>
    </style:style>
    <style:style style:name="Tableau19.B3" style:family="table-cell">
      <style:table-cell-properties style:vertical-align="middle" fo:padding-left="0.199cm" fo:padding-right="0.191cm" fo:padding-top="0cm" fo:padding-bottom="0cm" fo:border="0.75pt solid #d9d9d9"/>
    </style:style>
    <style:style style:name="Tableau19.C3" style:family="table-cell">
      <style:table-cell-properties style:vertical-align="middle" fo:padding-left="0.199cm" fo:padding-right="0.191cm" fo:padding-top="0cm" fo:padding-bottom="0cm" fo:border="0.75pt solid #d9d9d9"/>
    </style:style>
    <style:style style:name="Tableau19.A4" style:family="table-cell">
      <style:table-cell-properties style:vertical-align="middle" fo:padding-left="0.199cm" fo:padding-right="0.191cm" fo:padding-top="0cm" fo:padding-bottom="0cm" fo:border="0.75pt solid #d9d9d9"/>
    </style:style>
    <style:style style:name="Tableau19.B4" style:family="table-cell">
      <style:table-cell-properties style:vertical-align="middle" fo:padding-left="0.199cm" fo:padding-right="0.191cm" fo:padding-top="0cm" fo:padding-bottom="0cm" fo:border="0.75pt solid #d9d9d9"/>
    </style:style>
    <style:style style:name="Tableau19.C4" style:family="table-cell">
      <style:table-cell-properties style:vertical-align="middle" fo:padding-left="0.199cm" fo:padding-right="0.191cm" fo:padding-top="0cm" fo:padding-bottom="0cm" fo:border="0.75pt solid #d9d9d9"/>
    </style:style>
    <style:style style:name="Tableau20" style:family="table">
      <style:table-properties style:width="16.489cm" fo:margin-left="0cm" fo:margin-top="0cm" fo:margin-bottom="0cm" table:align="left" style:writing-mode="lr-tb"/>
    </style:style>
    <style:style style:name="Tableau20.A" style:family="table-column">
      <style:table-column-properties style:column-width="16.489cm"/>
    </style:style>
    <style:style style:name="Tableau20.1" style:family="table-row">
      <style:table-row-properties style:min-row-height="0.6cm" fo:keep-together="auto"/>
    </style:style>
    <style:style style:name="Tableau20.A1" style:family="table-cell">
      <style:table-cell-properties fo:background-color="#f2f2f2" fo:padding-left="0.203cm" fo:padding-right="0.191cm" fo:padding-top="0cm" fo:padding-bottom="0cm" fo:border="0.75pt solid #d9d9d9">
        <style:background-image/>
      </style:table-cell-properties>
    </style:style>
    <style:style style:name="Tableau20.2" style:family="table-row">
      <style:table-row-properties style:min-row-height="0.48cm" fo:keep-together="auto"/>
    </style:style>
    <style:style style:name="Tableau20.A2" style:family="table-cell">
      <style:table-cell-properties fo:padding-left="0.203cm" fo:padding-right="0.191cm" fo:padding-top="0cm" fo:padding-bottom="0cm" fo:border="0.75pt solid #d9d9d9"/>
    </style:style>
    <style:style style:name="P1" style:family="paragraph" style:parent-style-name="Standard">
      <style:text-properties fo:font-variant="small-caps" fo:color="#009ee0" style:font-name="Candara" fo:font-size="22pt" fo:language="fr" fo:country="FR" style:font-size-asian="22pt" style:font-size-complex="18pt"/>
    </style:style>
    <style:style style:name="P2" style:family="paragraph" style:parent-style-name="Standard">
      <style:text-properties style:font-name="Candara" fo:font-size="12pt" fo:language="fr" fo:country="FR" style:font-size-asian="12pt"/>
    </style:style>
    <style:style style:name="P3" style:family="paragraph" style:parent-style-name="Standard">
      <style:text-properties style:font-name="Candara" fo:font-size="12pt" fo:language="fr" fo:country="FR" fo:font-weight="bold" style:font-size-asian="12pt" style:font-weight-asian="bold"/>
    </style:style>
    <style:style style:name="P4" style:family="paragraph" style:parent-style-name="Standard">
      <style:text-properties style:font-name="Candara" fo:font-size="12pt" style:font-size-asian="12pt"/>
    </style:style>
    <style:style style:name="P5" style:family="paragraph" style:parent-style-name="Standard">
      <style:text-properties style:font-name="Candara" fo:font-size="11pt" fo:language="fr" fo:country="FR" style:font-size-asian="11pt" style:font-size-complex="9pt"/>
    </style:style>
    <style:style style:name="P6" style:family="paragraph" style:parent-style-name="Standard">
      <style:paragraph-properties fo:text-align="center" style:justify-single-word="false"/>
      <style:text-properties style:font-name="Candara" fo:font-size="11pt" fo:language="fr" fo:country="FR" style:font-size-asian="11pt" style:font-size-complex="9pt"/>
    </style:style>
    <style:style style:name="P7" style:family="paragraph" style:parent-style-name="Standard">
      <style:text-properties style:font-name="Candara" fo:font-size="11pt" fo:language="fr" fo:country="FR" style:font-size-asian="11pt" style:font-size-complex="11pt"/>
    </style:style>
    <style:style style:name="P8" style:family="paragraph" style:parent-style-name="Standard">
      <style:text-properties style:font-name="Candara" fo:font-size="11pt" fo:language="fr" fo:country="FR" fo:font-weight="bold" style:font-size-asian="11pt" style:font-weight-asian="bold" style:font-size-complex="9pt"/>
    </style:style>
    <style:style style:name="P9" style:family="paragraph" style:parent-style-name="Standard">
      <style:paragraph-properties fo:text-align="end" style:justify-single-word="false"/>
      <style:text-properties style:font-name="Candara" fo:font-size="11pt" fo:language="fr" fo:country="FR" fo:font-weight="bold" style:font-size-asian="11pt" style:font-weight-asian="bold" style:font-size-complex="9pt"/>
    </style:style>
    <style:style style:name="P10" style:family="paragraph" style:parent-style-name="Standard">
      <style:text-properties style:font-name="Candara" fo:font-size="11pt" fo:language="fr" fo:country="FR" fo:font-weight="bold" style:font-size-asian="11pt" style:font-weight-asian="bold" style:font-size-complex="9pt"/>
    </style:style>
    <style:style style:name="P11" style:family="paragraph" style:parent-style-name="Standard">
      <style:text-properties style:font-name="Candara" fo:language="fr" fo:country="FR"/>
    </style:style>
    <style:style style:name="P12" style:family="paragraph" style:parent-style-name="Standard">
      <style:text-properties fo:color="#000000" style:font-name="Candara" fo:font-size="11pt" fo:language="fr" fo:country="FR" style:font-size-asian="11pt" style:font-size-complex="9pt"/>
    </style:style>
    <style:style style:name="P13" style:family="paragraph" style:parent-style-name="Standard">
      <style:text-properties fo:language="fr" fo:country="FR"/>
    </style:style>
    <style:style style:name="P14" style:family="paragraph" style:parent-style-name="Standard">
      <style:paragraph-properties fo:text-align="end" style:justify-single-word="false"/>
    </style:style>
    <style:style style:name="P15" style:family="paragraph" style:parent-style-name="Standard">
      <loext:graphic-properties draw:fill="solid" draw:fill-color="#ffffff"/>
      <style:paragraph-properties fo:text-align="end" style:justify-single-word="false" fo:background-color="#ffffff"/>
    </style:style>
    <style:style style:name="P16" style:family="paragraph" style:parent-style-name="Standard">
      <loext:graphic-properties draw:fill="solid" draw:fill-color="#ffffff"/>
      <style:paragraph-properties fo:background-color="#ffffff"/>
    </style:style>
    <style:style style:name="P17" style:family="paragraph" style:parent-style-name="Standard">
      <style:paragraph-properties fo:padding="0cm" fo:border="none"/>
      <style:text-properties style:font-name="Candara" fo:font-size="11pt" fo:language="fr" fo:country="FR" style:font-size-asian="11pt" style:font-size-complex="9pt" fo:background-color="#ffffff"/>
    </style:style>
    <style:style style:name="P18" style:family="paragraph" style:parent-style-name="Standard">
      <style:paragraph-properties fo:padding="0cm" fo:border="none">
        <style:tab-stops>
          <style:tab-stop style:position="8.001cm" style:type="center"/>
          <style:tab-stop style:position="16.002cm" style:type="right"/>
        </style:tab-stops>
      </style:paragraph-properties>
      <style:text-properties style:font-size-complex="10pt"/>
    </style:style>
    <style:style style:name="P19" style:family="paragraph" style:parent-style-name="Standard">
      <style:paragraph-properties fo:padding="0cm" fo:border="none">
        <style:tab-stops>
          <style:tab-stop style:position="8.001cm" style:type="center"/>
          <style:tab-stop style:position="16.002cm" style:type="right"/>
        </style:tab-stops>
      </style:paragraph-properties>
      <style:text-properties fo:language="en" fo:country="US" style:font-size-complex="10pt"/>
    </style:style>
    <style:style style:name="P20" style:family="paragraph" style:parent-style-name="Standard">
      <style:paragraph-properties fo:margin-left="0cm" fo:margin-right="1.746cm" fo:text-indent="0cm" style:auto-text-indent="false"/>
    </style:style>
    <style:style style:name="P21" style:family="paragraph" style:parent-style-name="Standard">
      <style:paragraph-properties fo:break-before="page"/>
      <style:text-properties fo:language="fr" fo:country="FR"/>
    </style:style>
    <style:style style:name="P22" style:family="paragraph" style:parent-style-name="Standard">
      <style:paragraph-properties fo:margin-top="0.494cm" fo:margin-bottom="0.494cm" loext:contextual-spacing="false"/>
    </style:style>
    <style:style style:name="P23" style:family="paragraph" style:parent-style-name="Standard" style:list-style-name="WWNum4">
      <style:paragraph-properties fo:margin-top="0.494cm" fo:margin-bottom="0cm" loext:contextual-spacing="false"/>
    </style:style>
    <style:style style:name="P24" style:family="paragraph" style:parent-style-name="Standard" style:list-style-name="WWNum4">
      <style:paragraph-properties fo:margin-top="0cm" fo:margin-bottom="0.494cm" loext:contextual-spacing="false"/>
    </style:style>
    <style:style style:name="P25" style:family="paragraph" style:parent-style-name="Standard" style:list-style-name="WWNum4">
      <style:paragraph-properties fo:margin-top="0cm" fo:margin-bottom="0cm" loext:contextual-spacing="false"/>
    </style:style>
    <style:style style:name="P26" style:family="paragraph" style:parent-style-name="Standard" style:master-page-name="Standard">
      <style:paragraph-properties style:page-number="1" fo:padding="0cm" fo:border="none"/>
      <style:text-properties fo:font-variant="small-caps" fo:color="#009ee0" style:font-name="Candara" fo:font-size="22pt" fo:language="fr" fo:country="FR" fo:font-weight="bold" style:font-size-asian="22pt" style:font-weight-asian="bold" style:font-size-complex="18pt"/>
    </style:style>
    <style:style style:name="P27" style:family="paragraph" style:parent-style-name="Heading_20_2" style:list-style-name=""/>
    <style:style style:name="P28" style:family="paragraph" style:parent-style-name="Heading_20_2" style:list-style-name="">
      <style:text-properties style:font-name="Candara" fo:font-size="16pt" style:font-size-asian="16pt"/>
    </style:style>
    <style:style style:name="P29" style:family="paragraph" style:parent-style-name="Heading_20_2" style:list-style-name="">
      <style:text-properties style:font-name="Candara" fo:font-size="16pt" fo:language="fr" fo:country="FR" style:font-size-asian="16pt"/>
    </style:style>
    <style:style style:name="P30" style:family="paragraph" style:parent-style-name="Frame_20_contents">
      <style:paragraph-properties fo:text-align="center" style:justify-single-word="false"/>
    </style:style>
    <style:style style:name="P31" style:family="paragraph" style:parent-style-name="Footer">
      <style:paragraph-properties fo:margin-left="0cm" fo:margin-right="-1.053cm" fo:text-indent="0cm" style:auto-text-indent="false"/>
    </style:style>
    <style:style style:name="P32" style:family="paragraph" style:parent-style-name="TOC_20_Heading" style:list-style-name="WWNum0"/>
    <style:style style:name="P33" style:family="paragraph" style:parent-style-name="List_20_Paragraph" style:list-style-name="WWNum27"/>
    <style:style style:name="P34" style:family="paragraph" style:parent-style-name="List_20_Paragraph" style:list-style-name="WWNum29"/>
    <style:style style:name="P35" style:family="paragraph" style:parent-style-name="List_20_Paragraph" style:list-style-name="WWNum20"/>
    <style:style style:name="P36" style:family="paragraph" style:parent-style-name="List_20_Paragraph" style:list-style-name="WWNum21"/>
    <style:style style:name="P37" style:family="paragraph" style:parent-style-name="List_20_Paragraph" style:list-style-name="WWNum22"/>
    <style:style style:name="P38" style:family="paragraph" style:parent-style-name="List_20_Paragraph" style:list-style-name="WWNum23"/>
    <style:style style:name="P39" style:family="paragraph" style:parent-style-name="List_20_Paragraph" style:list-style-name="WWNum24"/>
    <style:style style:name="P40" style:family="paragraph" style:parent-style-name="List_20_Paragraph" style:list-style-name="WWNum25"/>
    <style:style style:name="P41" style:family="paragraph" style:parent-style-name="Contents_20_2">
      <style:paragraph-properties>
        <style:tab-stops>
          <style:tab-stop style:position="16.235cm" style:type="right" style:leader-style="dotted" style:leader-text="."/>
        </style:tab-stops>
      </style:paragraph-properties>
    </style:style>
    <style:style style:name="P42" style:family="paragraph">
      <loext:graphic-properties draw:fill="solid" draw:fill-color="#33cc33"/>
      <style:paragraph-properties fo:text-align="start"/>
      <style:text-properties fo:font-size="18pt"/>
    </style:style>
    <style:style style:name="P43" style:family="paragraph">
      <loext:graphic-properties draw:fill="solid" draw:fill-color="#ffffff"/>
      <style:paragraph-properties fo:text-align="start"/>
      <style:text-properties fo:font-size="18pt"/>
    </style:style>
    <style:style style:name="T1" style:family="text">
      <style:text-properties style:font-name="Candara" fo:font-size="12pt" fo:language="fr" fo:country="FR" fo:font-weight="bold" style:font-size-asian="12pt" style:font-weight-asian="bold"/>
    </style:style>
    <style:style style:name="T2" style:family="text">
      <style:text-properties style:font-name="Candara" fo:font-size="12pt" fo:language="fr" fo:country="FR" style:font-size-asian="12pt"/>
    </style:style>
    <style:style style:name="T3" style:family="text">
      <style:text-properties style:font-name="Candara" fo:font-size="11pt" fo:language="fr" fo:country="FR" style:font-size-asian="11pt" style:font-size-complex="9pt"/>
    </style:style>
    <style:style style:name="T4" style:family="text">
      <style:text-properties style:font-name="Candara" fo:font-size="11pt" fo:language="fr" fo:country="FR" officeooo:rsid="001ca145" style:font-size-asian="11pt" style:font-size-complex="9pt"/>
    </style:style>
    <style:style style:name="T5" style:family="text">
      <style:text-properties style:font-name="Candara" fo:font-size="11pt" fo:language="fr" fo:country="FR" style:font-size-asian="11pt" style:font-size-complex="11pt"/>
    </style:style>
    <style:style style:name="T6" style:family="text">
      <style:text-properties style:font-name="Candara" fo:font-size="11pt" fo:language="fr" fo:country="FR" fo:font-weight="bold" style:font-size-asian="11pt" style:font-weight-asian="bold" style:font-size-complex="9pt"/>
    </style:style>
    <style:style style:name="T7" style:family="text">
      <style:text-properties style:font-name="Candara" fo:font-size="11pt" fo:language="fr" fo:country="FR" fo:font-weight="bold" style:font-size-asian="11pt" style:font-weight-asian="bold" style:font-size-complex="9pt" style:font-weight-complex="bold"/>
    </style:style>
    <style:style style:name="T8" style:family="text">
      <style:text-properties style:font-name="Candara" fo:font-size="11pt" fo:language="fr" fo:country="FR" fo:font-weight="bold" style:font-size-asian="11pt" style:font-weight-asian="bold" style:font-size-complex="9pt" fo:background-color="#ffff00"/>
    </style:style>
    <style:style style:name="T9" style:family="text">
      <style:text-properties style:font-name="Candara" fo:font-size="11pt" fo:language="fr" fo:country="FR" fo:font-weight="bold" style:font-size-asian="11pt" style:font-weight-asian="bold" style:font-size-complex="11pt"/>
    </style:style>
    <style:style style:name="T10" style:family="text">
      <style:text-properties style:font-name="Candara" fo:font-size="11pt" fo:language="fr" fo:country="FR" fo:font-weight="bold" style:font-size-asian="11pt" style:font-weight-asian="bold" style:font-size-complex="11pt" style:font-weight-complex="bold"/>
    </style:style>
    <style:style style:name="T11" style:family="text">
      <style:text-properties style:font-name="Candara" fo:font-size="11pt" fo:language="fr" fo:country="FR" fo:font-style="italic" style:font-size-asian="11pt" style:font-style-asian="italic" style:font-size-complex="9pt" style:font-style-complex="italic"/>
    </style:style>
    <style:style style:name="T12" style:family="text">
      <style:text-properties style:font-name="Candara" fo:font-size="11pt" style:font-size-asian="11pt" style:font-size-complex="11pt"/>
    </style:style>
    <style:style style:name="T13" style:family="text">
      <style:text-properties style:font-name="Candara" fo:font-size="11pt" fo:font-weight="bold" style:font-size-asian="11pt" style:font-weight-asian="bold" style:font-size-complex="9pt"/>
    </style:style>
    <style:style style:name="T14" style:family="text">
      <style:text-properties fo:color="#244061" style:font-name="Candara" fo:font-size="20pt" style:font-size-asian="20pt"/>
    </style:style>
    <style:style style:name="T15" style:family="text">
      <style:text-properties fo:color="#244061" style:font-name="Candara" fo:font-size="16pt" fo:language="fr" fo:country="FR" style:font-size-asian="16pt"/>
    </style:style>
    <style:style style:name="T16" style:family="text">
      <style:text-properties fo:color="#000080" style:font-name="Candara" fo:language="fr" fo:country="FR"/>
    </style:style>
    <style:style style:name="T17" style:family="text">
      <style:text-properties text:display="true"/>
    </style:style>
    <style:style style:name="T18" style:family="text">
      <style:text-properties style:use-window-font-color="true" style:font-name="Calibri" fo:font-size="11pt" fo:language="en" fo:country="CA" style:font-name-asian="F" style:font-size-asian="11pt" style:language-asian="en" style:country-asian="CA" style:font-name-complex="Arial1" style:font-size-complex="11pt"/>
    </style:style>
    <style:style style:name="T19" style:family="text">
      <style:text-properties fo:color="#000000" style:font-name="Candara" fo:font-size="11pt" fo:language="fr" fo:country="FR" style:font-size-asian="11pt" style:font-size-complex="9pt"/>
    </style:style>
    <style:style style:name="T20" style:family="text">
      <style:text-properties fo:language="fr" fo:country="FR"/>
    </style:style>
    <style:style style:name="T21" style:family="text">
      <style:text-properties fo:color="#129e00" style:font-name="Candara" fo:font-size="16pt" fo:language="fr" fo:country="FR" style:font-size-asian="16pt" style:font-size-complex="14pt"/>
    </style:style>
    <style:style style:name="T22" style:family="text">
      <style:text-properties fo:font-variant="small-caps" fo:color="#244061" style:font-name="Candara" fo:font-size="22pt" fo:font-weight="bold" style:font-size-asian="22pt" style:font-weight-asian="bold" style:font-size-complex="18pt"/>
    </style:style>
    <style:style style:name="T23" style:family="text">
      <style:text-properties fo:color="#4d4d4d" fo:font-size="9pt" style:font-size-asian="9pt" style:font-size-complex="9pt"/>
    </style:style>
    <style:style style:name="T24" style:family="text">
      <style:text-properties fo:color="#4d4d4d" fo:font-size="9pt" fo:language="en" fo:country="US" style:font-size-asian="9pt" style:font-size-complex="9pt"/>
    </style:style>
    <style:style style:name="T25" style:family="text">
      <style:text-properties fo:font-size="9pt" style:font-size-asian="9pt" style:font-size-complex="9pt"/>
    </style:style>
    <style:style style:name="T26" style:family="text">
      <style:text-properties fo:font-size="9pt" fo:language="en" fo:country="US" style:font-size-asian="9pt" style:font-size-complex="9pt"/>
    </style:style>
    <style:style style:name="T27" style:family="text">
      <style:text-properties fo:color="#33cc33"/>
    </style:style>
    <style:style style:name="T28" style:family="text">
      <style:text-properties fo:color="#009ee0" fo:font-size="11pt" fo:language="en" fo:country="US" style:font-size-asian="11pt" style:font-size-complex="11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71cm" draw:fill="solid" draw:fill-color="#33cc33" draw:textarea-vertical-align="top" draw:auto-grow-height="false" fo:min-height="2.291cm" fo:min-width="2.70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parent-style-name="Frame">
      <style:graphic-properties draw:stroke="none" svg:stroke-width="0.018cm" draw:fill="solid" draw:fill-color="#ffffff" draw:textarea-vertical-align="top" draw:auto-grow-height="false" fo:min-height="0.968cm" fo:min-width="13.47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Standard"><text:span text:style-name="T1">Titre du projet</text:span></text:p>
          </table:table-cell>
          <table:table-cell table:style-name="Tableau1.B1" office:value-type="string">
            <text:p text:style-name="P3"/>
          </table:table-cell>
          <table:table-cell table:style-name="Tableau1.C1" office:value-type="string">
            <text:p text:style-name="P3"/>
          </table:table-cell>
          <table:table-cell table:style-name="Tableau1.D1" office:value-type="string">
            <text:p text:style-name="Standard"><text:span text:style-name="T1">Ref. Projet</text:span></text:p>
          </table:table-cell>
        </table:table-row>
        <table:table-row table:style-name="Tableau1.1">
          <table:table-cell table:style-name="Tableau1.A2" table:number-columns-spanned="2" office:value-type="string">
            <text:p text:style-name="Standard"><text:span text:style-name="T3">ShowcaseMe</text:span></text:p>
          </table:table-cell>
          <table:covered-table-cell/>
          <table:table-cell table:style-name="Tableau1.C2" office:value-type="string">
            <text:p text:style-name="P5"/>
          </table:table-cell>
          <table:table-cell table:style-name="Tableau1.D2" office:value-type="string">
            <text:p text:style-name="P5"/>
          </table:table-cell>
        </table:table-row>
      </table:table>
      <text:p text:style-name="P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Standard"><text:span text:style-name="T1">Références</text:span></text:p>
          </table:table-cell>
          <table:table-cell table:style-name="Tableau2.B1" office:value-type="string">
            <text:p text:style-name="P3"/>
          </table:table-cell>
          <table:table-cell table:style-name="Tableau2.C1" office:value-type="string">
            <text:p text:style-name="P3"/>
          </table:table-cell>
          <table:table-cell table:style-name="Tableau2.D1" office:value-type="string">
            <text:p text:style-name="P2"/>
          </table:table-cell>
          <table:table-cell table:style-name="Tableau2.E1" office:value-type="string">
            <text:p text:style-name="P2"/>
          </table:table-cell>
        </table:table-row>
        <table:table-row table:style-name="Tableau2.1">
          <table:table-cell table:style-name="Tableau2.A2" table:number-columns-spanned="2" office:value-type="string">
            <text:p text:style-name="Standard"><text:span text:style-name="T3">Projet original from scratch<text:line-break/>Outil de partage de portfolios avec des fonctionnalités de réseaux sociaux</text:span></text:p>
          </table:table-cell>
          <table:covered-table-cell/>
          <table:table-cell table:style-name="Tableau2.C2" office:value-type="string">
            <text:p text:style-name="P5"/>
          </table:table-cell>
          <table:table-cell table:style-name="Tableau2.D2" office:value-type="string">
            <text:p text:style-name="P5"/>
          </table:table-cell>
          <table:table-cell table:style-name="Tableau2.E2" office:value-type="string">
            <text:p text:style-name="P5"/>
          </table:table-cell>
        </table:table-row>
      </table:table>
      <text:p text:style-name="P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Standard"><text:span text:style-name="T1">Historique</text:span></text:p>
          </table:table-cell>
          <table:table-cell table:style-name="Tableau3.B1" office:value-type="string">
            <text:p text:style-name="P17"/>
          </table:table-cell>
          <table:table-cell table:style-name="Tableau3.C1" office:value-type="string">
            <text:p text:style-name="Standard"/>
          </table:table-cell>
          <table:table-cell table:style-name="Tableau3.D1" office:value-type="string">
            <text:p text:style-name="Standard"/>
          </table:table-cell>
        </table:table-row>
        <table:table-row table:style-name="Tableau3.1">
          <table:table-cell table:style-name="Tableau3.A2" office:value-type="string">
            <text:p text:style-name="Standard"><text:span text:style-name="T3">Version</text:span></text:p>
          </table:table-cell>
          <table:table-cell table:style-name="Tableau3.B2" office:value-type="string">
            <text:p text:style-name="Standard"><text:span text:style-name="T3">Auteur</text:span></text:p>
          </table:table-cell>
          <table:table-cell table:style-name="Tableau3.C2" office:value-type="string">
            <text:p text:style-name="Standard"><text:span text:style-name="T3">Description</text:span></text:p>
          </table:table-cell>
          <table:table-cell table:style-name="Tableau3.D2" office:value-type="string">
            <text:p text:style-name="Standard"><text:span text:style-name="T3">Date</text:span></text:p>
          </table:table-cell>
        </table:table-row>
        <table:table-row table:style-name="Tableau3.1">
          <table:table-cell table:style-name="Tableau3.A3" office:value-type="string">
            <text:p text:style-name="Standard"><text:span text:style-name="T3">1.0</text:span></text:p>
          </table:table-cell>
          <table:table-cell table:style-name="Tableau3.B3" office:value-type="string">
            <text:p text:style-name="Standard"><text:span text:style-name="T3">Vincent Chilot</text:span></text:p>
          </table:table-cell>
          <table:table-cell table:style-name="Tableau3.C3" office:value-type="string">
            <text:p text:style-name="Standard"><text:span text:style-name="T3">Charter project</text:span></text:p>
          </table:table-cell>
          <table:table-cell table:style-name="Tableau3.D3" office:value-type="string">
            <text:p text:style-name="P20"><text:span text:style-name="T3">04/07/2023</text:span></text:p>
          </table:table-cell>
        </table:table-row>
        <table:table-row table:style-name="Tableau3.1">
          <table:table-cell table:style-name="Tableau3.A4" office:value-type="string">
            <text:p text:style-name="P5"/>
          </table:table-cell>
          <table:table-cell table:style-name="Tableau3.B4" office:value-type="string">
            <text:p text:style-name="P5"/>
          </table:table-cell>
          <table:table-cell table:style-name="Tableau3.C4" office:value-type="string">
            <text:p text:style-name="P5"/>
          </table:table-cell>
          <table:table-cell table:style-name="Tableau3.D4" office:value-type="string">
            <text:p text:style-name="P5"/>
          </table:table-cell>
        </table:table-row>
      </table:table>
      <text:p text:style-name="P8"/>
      <text:p text:style-name="P8"/>
      <text:p text:style-name="P32"><text:span text:style-name="T14">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Toc68504604" text:style-name="Index_20_Link" text:visited-style-name="Index_20_Link"><text:span text:style-name="T16">Présentation et motivation du projet</text:span></text:a><text:a xlink:type="simple" xlink:href="#_Toc68504604" text:style-name="Index_20_Link" text:visited-style-name="Index_20_Link"><text:span text:style-name="T17"><text:tab/>2</text:span></text:a></text:p>
          <text:p text:style-name="P41"><text:a xlink:type="simple" xlink:href="#_Toc68504605" text:style-name="Index_20_Link" text:visited-style-name="Index_20_Link"><text:span text:style-name="T16">Objectifs et indicateurs clés de performance</text:span></text:a><text:a xlink:type="simple" xlink:href="#_Toc68504605" text:style-name="Index_20_Link" text:visited-style-name="Index_20_Link"><text:span text:style-name="T17"><text:tab/>2</text:span></text:a></text:p>
          <text:p text:style-name="P41"><text:a xlink:type="simple" xlink:href="#_Toc68504606" text:style-name="Index_20_Link" text:visited-style-name="Index_20_Link"><text:span text:style-name="T16">Périmètre / Hors Périmètre</text:span></text:a><text:a xlink:type="simple" xlink:href="#_Toc68504606" text:style-name="Index_20_Link" text:visited-style-name="Index_20_Link"><text:span text:style-name="T17"><text:tab/>2</text:span></text:a></text:p>
          <text:p text:style-name="P41"><text:a xlink:type="simple" xlink:href="#_Toc68504607" text:style-name="Index_20_Link" text:visited-style-name="Index_20_Link"><text:span text:style-name="T16">Hypothèses</text:span></text:a><text:a xlink:type="simple" xlink:href="#_Toc68504607" text:style-name="Index_20_Link" text:visited-style-name="Index_20_Link"><text:span text:style-name="T17"><text:tab/>3</text:span></text:a></text:p>
          <text:p text:style-name="P41"><text:a xlink:type="simple" xlink:href="#_Toc68504608" text:style-name="Index_20_Link" text:visited-style-name="Index_20_Link"><text:span text:style-name="T16">Contraintes</text:span></text:a><text:a xlink:type="simple" xlink:href="#_Toc68504608" text:style-name="Index_20_Link" text:visited-style-name="Index_20_Link"><text:span text:style-name="T17"><text:tab/>3</text:span></text:a></text:p>
          <text:p text:style-name="P41"><text:a xlink:type="simple" xlink:href="#_Toc68504609" text:style-name="Index_20_Link" text:visited-style-name="Index_20_Link"><text:span text:style-name="T16">Livrables et Réception</text:span></text:a><text:a xlink:type="simple" xlink:href="#_Toc68504609" text:style-name="Index_20_Link" text:visited-style-name="Index_20_Link"><text:span text:style-name="T17"><text:tab/>3</text:span></text:a></text:p>
          <text:p text:style-name="P41"><text:a xlink:type="simple" xlink:href="#_Toc68504610" text:style-name="Index_20_Link" text:visited-style-name="Index_20_Link"><text:span text:style-name="T16">Critères de succès</text:span></text:a><text:a xlink:type="simple" xlink:href="#_Toc68504610" text:style-name="Index_20_Link" text:visited-style-name="Index_20_Link"><text:span text:style-name="T17"><text:tab/>3</text:span></text:a></text:p>
          <text:p text:style-name="P41"><text:a xlink:type="simple" xlink:href="#_Toc68504611" text:style-name="Index_20_Link" text:visited-style-name="Index_20_Link"><text:span text:style-name="T16">Estimation des Ressources Financières</text:span></text:a><text:a xlink:type="simple" xlink:href="#_Toc68504611" text:style-name="Index_20_Link" text:visited-style-name="Index_20_Link"><text:span text:style-name="T17"><text:tab/>3</text:span></text:a></text:p>
          <text:p text:style-name="P41"><text:a xlink:type="simple" xlink:href="#_Toc68504612" text:style-name="Index_20_Link" text:visited-style-name="Index_20_Link"><text:span text:style-name="T16">Echéancier</text:span></text:a><text:a xlink:type="simple" xlink:href="#_Toc68504612" text:style-name="Index_20_Link" text:visited-style-name="Index_20_Link"><text:span text:style-name="T17"><text:tab/>4</text:span></text:a></text:p>
          <text:p text:style-name="P41"><text:a xlink:type="simple" xlink:href="#_Toc68504613" text:style-name="Index_20_Link" text:visited-style-name="Index_20_Link"><text:span text:style-name="T16">Risques Majeurs</text:span></text:a><text:a xlink:type="simple" xlink:href="#_Toc68504613" text:style-name="Index_20_Link" text:visited-style-name="Index_20_Link"><text:span text:style-name="T17"><text:tab/>4</text:span></text:a></text:p>
          <text:p text:style-name="P41"><text:a xlink:type="simple" xlink:href="#_Toc68504614" text:style-name="Index_20_Link" text:visited-style-name="Index_20_Link"><text:span text:style-name="T16">Gestionnaire de projet</text:span></text:a><text:a xlink:type="simple" xlink:href="#_Toc68504614" text:style-name="Index_20_Link" text:visited-style-name="Index_20_Link"><text:span text:style-name="T17"><text:tab/>4</text:span></text:a></text:p>
          <text:p text:style-name="P41"><text:a xlink:type="simple" xlink:href="#_Toc68504615" text:style-name="Index_20_Link" text:visited-style-name="Index_20_Link"><text:span text:style-name="T16">Intervenants et Parties prenantes</text:span></text:a><text:a xlink:type="simple" xlink:href="#_Toc68504615" text:style-name="Index_20_Link" text:visited-style-name="Index_20_Link"><text:span text:style-name="T17"><text:tab/>5</text:span></text:a></text:p>
          <text:p text:style-name="P41"><text:a xlink:type="simple" xlink:href="#_Toc68504616" text:style-name="Index_20_Link" text:visited-style-name="Index_20_Link"><text:span text:style-name="T16">Instances de gouvernance du projet</text:span></text:a><text:a xlink:type="simple" xlink:href="#_Toc68504616" text:style-name="Index_20_Link" text:visited-style-name="Index_20_Link"><text:span text:style-name="T17"><text:tab/>5</text:span></text:a></text:p>
          <text:p text:style-name="P41"><text:a xlink:type="simple" xlink:href="#_Toc68504617" text:style-name="Index_20_Link" text:visited-style-name="Index_20_Link"><text:span text:style-name="T16">Approbation</text:span></text:a><text:a xlink:type="simple" xlink:href="#_Toc68504617" text:style-name="Index_20_Link" text:visited-style-name="Index_20_Link"><text:span text:style-name="T17"><text:tab/>6</text:span></text:a></text:p>
          <text:p text:style-name="P4"/>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6"/>
      <text:h text:style-name="P27" text:outline-level="2"><text:bookmark-start text:name="_Toc68504604"/><text:soft-page-break/><text:span text:style-name="T15">Présentation et motivation du projet</text:span><text:bookmark-end text:name="_Toc68504604"/></text:h>
      <table:table table:name="Tableau4" table:style-name="Tableau4">
        <table:table-column table:style-name="Tableau4.A"/>
        <table:table-row table:style-name="Tableau4.1">
          <table:table-cell table:style-name="Tableau4.A1" office:value-type="string">
            <text:p text:style-name="Standard"><text:span text:style-name="T6">Présentation et motivation <text:s/>du projet</text:span></text:p>
          </table:table-cell>
        </table:table-row>
        <table:table-row table:style-name="Tableau4.2">
          <table:table-cell table:style-name="Tableau4.A2" office:value-type="string">
            <text:p text:style-name="Standard"><text:span text:style-name="T3">Le site </text:span><text:span text:style-name="T7">ShowcaseMe</text:span><text:span text:style-name="T3"> permettra de créer et partager un portfolio sur internet.</text:span></text:p>
            <text:p text:style-name="P5"/>
            <text:p text:style-name="Standard"><text:span text:style-name="T3">Un portfolio est une démonstration de compétences et de projets réalisés, de type "book" comme on le voit en graphisme et en architecture.</text:span></text:p>
            <text:p text:style-name="P5"/>
            <text:p text:style-name="Standard"><text:span text:style-name="T3">Le but est d’étendre ce moyen de démonstration à d'autres domaines d'activités et de le rendre facilement accessible à un plus large public.</text:span></text:p>
            <text:p text:style-name="P5"/>
            <text:p text:style-name="Standard"><text:span text:style-name="T3">Via ce site, on pourra créer son portfolio et lui associer différents projets ayant chacun leur description et une galerie photo associée.</text:span></text:p>
            <text:p text:style-name="P5"/>
            <text:p text:style-name="Standard"><text:span text:style-name="T3">Il autorisera également de nombreuses </text:span><text:span text:style-name="T7">interactions</text:span><text:span text:style-name="T3">, comme le partage, le like et les commentaires. Par ailleurs il sera possible pour les utilisateurs de discuter via messagerie, de recevoir des notifications via celle-ci ou via notification push.</text:span></text:p>
            <text:p text:style-name="P5"/>
            <text:p text:style-name="Standard"><text:span text:style-name="T3">Ce sera donc bien plus qu’un site de </text:span><text:span text:style-name="T7">partage</text:span><text:span text:style-name="T3"> mais bel et bien un </text:span><text:span text:style-name="T7">réseau social</text:span><text:span text:style-name="T3">.</text:span></text:p>
            <text:p text:style-name="P5"/>
            <text:p text:style-name="Standard"><text:span text:style-name="T3">L’accès au site sera gratuit, mais l’inscription obligatoire.</text:span></text:p>
            <text:p text:style-name="P5"/>
            <text:p text:style-name="Standard"><text:span text:style-name="T3">Le </text:span><text:span text:style-name="T7">modèle économique</text:span><text:span text:style-name="T3"> sera un système d’abonnement avec différents plans :</text:span></text:p>
            <text:p text:style-name="P5"/>
            <text:list xml:id="list3058741252" text:style-name="WWNum27">
              <text:list-item>
                <text:p text:style-name="P33"><text:span text:style-name="T3">La version basique : gratuite jusqu'à 6 projets.</text:span></text:p>
              </text:list-item>
              <text:list-item>
                <text:p text:style-name="P33"><text:span text:style-name="T3">La version premium : avec un nombre de projets illimité et des portfolios mis en avant sur la HP.</text:span></text:p>
              </text:list-item>
              <text:list-item>
                <text:p text:style-name="P33"><text:span text:style-name="T3">La version business : Même chose pour le profil business, mais la mise en page des portfolios sera plus poussée. Également les détenteurs de comptes business pourront créer des campagnes publicitaires et suivre les différents engagements (commentaires, mentions...) depuis un dashboard centralisé. </text:span></text:p>
              </text:list-item>
            </text:list>
            <text:p text:style-name="P5"/>
            <text:p text:style-name="Standard"><text:span text:style-name="T3">Les actions des utilisateurs seront également monitorées via un outil de statistiques. Ces données pourront être utilisées à des fins </text:span><text:span text:style-name="T7">marketing</text:span><text:span text:style-name="T3"> et </text:span><text:span text:style-name="T7">publicitaires</text:span><text:span text:style-name="T3">.</text:span></text:p>
            <text:p text:style-name="P5"/>
            <text:p text:style-name="Standard"><text:span text:style-name="T3">La </text:span><text:span text:style-name="T7">publicité</text:span><text:span text:style-name="T3"> du site sera faite via les réseaux sociaux, un community management soutenu, des partenariats avec les entreprises (offres promotionnelles via des influenceurs)…</text:span></text:p>
            <text:p text:style-name="P5"/>
            <text:p text:style-name="Standard"><text:span text:style-name="T3">Le site sera amené à évoluer et à être amélioré en fonction du feed-back et des besoins utilisateurs. Il sera dans un premier temps en français mais sera traduits dans d’autres langues à l’avenir.</text:span></text:p>
            <text:p text:style-name="P5"/>
            <text:p text:style-name="Standard"><text:span text:style-name="T3">Également, le site se verra régulièrement enrichis de fonctionnalités nouvelles afin de maintenir l’intérêt et renouveler la curiosité.</text:span></text:p>
            <text:p text:style-name="P5"/>
            <text:p text:style-name="Standard"><text:span text:style-name="T3">Par exemple, en </text:span><text:span text:style-name="T7">proposant une offre</text:span><text:span text:style-name="T3"> avec un outil de statistiques, en </text:span><text:span text:style-name="T7">mettant en place un marché de templates,</text:span><text:span text:style-name="T3"> en intégrant une interface wysiwyg permettant de personnaliser les espaces personnels…</text:span></text:p>
            <text:p text:style-name="P5"/>
            <text:p text:style-name="P5"/>
            <text:p text:style-name="P5"/>
          </table:table-cell>
        </table:table-row>
      </table:table>
      <text:h text:style-name="P27" text:outline-level="2"><text:bookmark-start text:name="_Toc68504605"/><text:soft-page-break/><text:span text:style-name="T15">Objectifs et indicateurs clés de performance</text:span><text:bookmark-end text:name="_Toc68504605"/></text:h>
      <table:table table:name="Tableau6" table:style-name="Tableau6">
        <table:table-column table:style-name="Tableau6.A"/>
        <table:table-row table:style-name="Tableau6.1">
          <table:table-cell table:style-name="Tableau6.A1" office:value-type="string">
            <text:p text:style-name="Standard"><text:span text:style-name="T6">Objectifs (et indicateurs clés de performance)</text:span></text:p>
          </table:table-cell>
        </table:table-row>
        <table:table-row table:style-name="Tableau6.2">
          <table:table-cell table:style-name="Tableau6.A2" office:value-type="string">
            <text:p text:style-name="Standard"><text:span text:style-name="T3">Objectif smart : Atteindre 50 000 visiteurs inscrits endéans les 6 mois.</text:span></text:p>
            <text:p text:style-name="P5"/>
            <text:p text:style-name="Standard"><text:span text:style-name="T3">Lors du lancement l'entreprise souhaite atteindre les 50 000 comptes actifs dans les 6 premiers mois, durée de la campagne marketing de lancement.</text:span></text:p>
            <text:p text:style-name="P5"/>
            <text:p text:style-name="Standard"><text:span text:style-name="T3">Ce nombre d'utilisateur permettra d'étudier le tunnel de conversion afin de créer une dynamique visant à augmenter le nombre d'inscrits en ayant pour vitrine une base d'utilisateurs fidèles. Également il s’agit aussi d’étudier les actions des utilisateurs qui franchiront le pas du plan payant.</text:span></text:p>
            <text:p text:style-name="P5"/>
            <text:list xml:id="list93947992393038" text:continue-numbering="true" text:style-name="WWNum27">
              <text:list-item>
                <text:p text:style-name="P33"><text:span text:style-name="T3">Spécifique : augmenter le nombre d'utilisateurs actifs pour arriver à 50.000 par mois.</text:span></text:p>
              </text:list-item>
              <text:list-item>
                <text:p text:style-name="P33"><text:span text:style-name="T3">Mesurable : l'outil de monitoring (analytics) permettra de mesurer précisément ce chiffre.</text:span></text:p>
              </text:list-item>
              <text:list-item>
                <text:p text:style-name="P33"><text:span text:style-name="T3">Atteignable : cet objectif est atteignable associé à une campagne de marketing.</text:span></text:p>
              </text:list-item>
              <text:list-item>
                <text:p text:style-name="P33"><text:span text:style-name="T3">Pertinent : il s'agit d'avoir une bonne base de comptes actifs afin de booster le nombre de nouveaux visiteurs.</text:span></text:p>
              </text:list-item>
              <text:list-item>
                <text:p text:style-name="P33"><text:span text:style-name="T3">Temporellement défini : sur les 6 premiers mois.</text:span></text:p>
              </text:list-item>
            </text:list>
            <text:p text:style-name="P12"/>
            <text:p text:style-name="P12"/>
            <table:table table:name="Tableau5" table:style-name="Tableau5">
              <table:table-column table:style-name="Tableau5.A"/>
              <table:table-column table:style-name="Tableau5.B"/>
              <table:table-row table:style-name="Tableau5.1">
                <table:table-cell table:style-name="Tableau5.A1" office:value-type="string">
                  <text:p text:style-name="Standard"><text:span text:style-name="T19">KPI(s)</text:span></text:p>
                </table:table-cell>
                <table:table-cell table:style-name="Tableau5.A1" office:value-type="string">
                  <text:p text:style-name="Standard"><text:span text:style-name="T19">Cible</text:span></text:p>
                </table:table-cell>
              </table:table-row>
              <table:table-row table:style-name="Tableau5.1">
                <table:table-cell table:style-name="Tableau5.A2" office:value-type="string">
                  <text:p text:style-name="Standard">Les sessions : visites sur le site web (de la connexion à la déconnexion, ou après 30 minutes d'inactivité)</text:p>
                </table:table-cell>
                <table:table-cell table:style-name="Tableau5.B2" office:value-type="string">
                  <text:p text:style-name="Standard"><text:span text:style-name="T19">Visiteurs</text:span></text:p>
                </table:table-cell>
              </table:table-row>
              <table:table-row table:style-name="Tableau5.1">
                <table:table-cell table:style-name="Tableau5.A3" office:value-type="string">
                  <text:p text:style-name="Standard">Pourcentage de nouvelles sessions (nouveaux utilisateurs) : Nouvelle session / Nombre total de sessions * 100</text:p>
                </table:table-cell>
                <table:table-cell table:style-name="Tableau5.B3" office:value-type="string">
                  <text:p text:style-name="Standard"><text:span text:style-name="T19">Visiteurs</text:span></text:p>
                </table:table-cell>
              </table:table-row>
              <table:table-row table:style-name="Tableau5.1">
                <table:table-cell table:style-name="Tableau5.A4" office:value-type="string">
                  <text:p text:style-name="Standard">CAC (coût d'acquisition) : Budget campagne / Nombre de compte payants</text:p>
                </table:table-cell>
                <table:table-cell table:style-name="Tableau5.B4" office:value-type="string">
                  <text:p text:style-name="Standard"><text:span text:style-name="T19">Visiteurs</text:span></text:p>
                </table:table-cell>
              </table:table-row>
              <table:table-row table:style-name="Tableau5.1">
                <table:table-cell table:style-name="Tableau5.A5" office:value-type="string">
                  <text:p text:style-name="Standard">Nombre de conversions : génération d'un lead ou souscription payante</text:p>
                </table:table-cell>
                <table:table-cell table:style-name="Tableau5.B5" office:value-type="string">
                  <text:p text:style-name="Standard"><text:span text:style-name="T19">Visiteurs</text:span></text:p>
                </table:table-cell>
              </table:table-row>
              <table:table-row table:style-name="Tableau5.1">
                <table:table-cell table:style-name="Tableau5.A6" office:value-type="string">
                  <text:p text:style-name="Standard">Taux de conversion : nombre total de conversions / nombre total de visiteurs</text:p>
                </table:table-cell>
                <table:table-cell table:style-name="Tableau5.B6" office:value-type="string">
                  <text:p text:style-name="Standard"><text:span text:style-name="T19">Visiteurs</text:span></text:p>
                </table:table-cell>
              </table:table-row>
              <table:table-row table:style-name="Tableau5.1">
                <table:table-cell table:style-name="Tableau5.A7" office:value-type="string">
                  <text:p text:style-name="Standard">Taux de rebond </text:p>
                </table:table-cell>
                <table:table-cell table:style-name="Tableau5.B7" office:value-type="string">
                  <text:p text:style-name="Standard"><text:span text:style-name="T19">Visiteurs</text:span></text:p>
                </table:table-cell>
              </table:table-row>
              <table:table-row table:style-name="Tableau5.1">
                <table:table-cell table:style-name="Tableau5.A8" office:value-type="string">
                  <text:p text:style-name="Standard">Nombre de pages vues par visite : nombre de pages vues / nombre de visiteurs</text:p>
                </table:table-cell>
                <table:table-cell table:style-name="Tableau5.B8" office:value-type="string">
                  <text:p text:style-name="Standard"><text:span text:style-name="T19">Visiteurs</text:span></text:p>
                </table:table-cell>
              </table:table-row>
              <table:table-row table:style-name="Tableau5.1">
                <table:table-cell table:style-name="Tableau5.A9" office:value-type="string">
                  <text:p text:style-name="Standard">Temps passé par page : temps passé sur toutes les pages du site / nombre de pages</text:p>
                </table:table-cell>
                <table:table-cell table:style-name="Tableau5.B9" office:value-type="string">
                  <text:p text:style-name="Standard"><text:span text:style-name="T19">Visiteurs</text:span></text:p>
                </table:table-cell>
              </table:table-row>
              <table:table-row table:style-name="Tableau5.1">
                <table:table-cell table:style-name="Tableau5.A10" office:value-type="string">
                  <text:p text:style-name="Standard">Durée moyenne / visite : temps passé sur toutes les pages du site / nombre de visites</text:p>
                </table:table-cell>
                <table:table-cell table:style-name="Tableau5.B10" office:value-type="string">
                  <text:p text:style-name="Standard"><text:span text:style-name="T19">Visiteurs</text:span></text:p>
                </table:table-cell>
              </table:table-row>
              <table:table-row table:style-name="Tableau5.1">
                <table:table-cell table:style-name="Tableau5.A11" office:value-type="string">
                  <text:p text:style-name="Standard">Pourcentage de visiteurs connus : nombre de visiteurs connus / nombre totale de visiteurs * 100</text:p>
                </table:table-cell>
                <table:table-cell table:style-name="Tableau5.B11" office:value-type="string">
                  <text:p text:style-name="Standard"><text:span text:style-name="T19">Visiteurs</text:span></text:p>
                </table:table-cell>
              </table:table-row>
            </table:table>
            <text:p text:style-name="P8"/>
          </table:table-cell>
        </table:table-row>
      </table:table>
      <text:h text:style-name="P27" text:outline-level="2"><text:bookmark-start text:name="_Toc68504606"/><text:span text:style-name="T15">Périmètre / Hors Périmètre</text:span><text:bookmark-end text:name="_Toc68504606"/></text:h>
      <table:table table:name="Tableau7" table:style-name="Tableau7">
        <table:table-column table:style-name="Tableau7.A"/>
        <table:table-row table:style-name="Tableau7.1">
          <table:table-cell table:style-name="Tableau7.A1" office:value-type="string">
            <text:p text:style-name="Standard"><text:span text:style-name="T6">Périmètre (inclusions)</text:span></text:p>
          </table:table-cell>
        </table:table-row>
        <table:table-row table:style-name="Tableau7.2">
          <table:table-cell table:style-name="Tableau7.A2" office:value-type="string">
            <text:list xml:id="list3073964458" text:style-name="WWNum29">
              <text:list-item>
                <text:p text:style-name="P34"><text:span text:style-name="T3">Conceptualisation et planification</text:span></text:p>
              </text:list-item>
              <text:list-item>
                <text:p text:style-name="P34"><text:span text:style-name="T3">Analyse fonctionnelle et recueil des besoins</text:span></text:p>
              </text:list-item>
              <text:list-item>
                <text:p text:style-name="P34"><text:span text:style-name="T3">Interface utilisateur et conception</text:span></text:p>
              </text:list-item>
              <text:list-item>
                <text:p text:style-name="P34"><text:span text:style-name="T3">Copy Writing </text:span></text:p>
              </text:list-item>
              <text:list-item>
                <text:p text:style-name="P34"><text:span text:style-name="T3">Développement du backend</text:span></text:p>
              </text:list-item>
              <text:list-item>
                <text:p text:style-name="P34"><text:span text:style-name="T3">Développement frontend et intégration</text:span></text:p>
              </text:list-item>
              <text:list-item>
                <text:p text:style-name="P34"><text:span text:style-name="T3">Tests et assurance qualité </text:span></text:p>
              </text:list-item>
              <text:list-item>
                <text:p text:style-name="P34"><text:soft-page-break/><text:span text:style-name="T3">Déploiement et lancement</text:span></text:p>
              </text:list-item>
              <text:list-item>
                <text:p text:style-name="P34"><text:span text:style-name="T3">Marketing digital</text:span></text:p>
              </text:list-item>
              <text:list-item>
                <text:p text:style-name="P34"><text:span text:style-name="T3">Suivi analytique</text:span></text:p>
              </text:list-item>
            </text:list>
          </table:table-cell>
        </table:table-row>
      </table:table>
      <text:p text:style-name="P8"/>
      <text:p text:style-name="P8"/>
      <table:table table:name="Tableau8" table:style-name="Tableau8">
        <table:table-column table:style-name="Tableau8.A"/>
        <table:table-row table:style-name="Tableau8.1">
          <table:table-cell table:style-name="Tableau8.A1" office:value-type="string">
            <text:p text:style-name="Standard"><text:span text:style-name="T6">Hors Périmètre (exclusions)</text:span></text:p>
          </table:table-cell>
        </table:table-row>
        <table:table-row table:style-name="Tableau8.2">
          <table:table-cell table:style-name="Tableau8.A2" office:value-type="string">
            <text:p text:style-name="Standard"><text:span text:style-name="T3">L’application utilisera des outils dans le cloud pour certaines fonctionnalités (applications as Services – AaS), qui ne seront donc pas développées – en tous cas pour la version </text:span></text:p>
            <text:p text:style-name="Standard"><text:span text:style-name="T3">de lancement :</text:span></text:p>
            <text:p text:style-name="Standard"><text:span text:style-name="T3">- Module d’authentification</text:span></text:p>
            <text:p text:style-name="Standard"><text:span text:style-name="T3">- Module de payements</text:span></text:p>
            <text:p text:style-name="Standard"><text:span text:style-name="T3">- Module de statistiques</text:span></text:p>
            <text:p text:style-name="Standard"><text:span text:style-name="T3">Dans un premier temps, le site étant publié en </text:span><text:span text:style-name="T4">anglais</text:span><text:span text:style-name="T3">, ne fera pas partie du scope : </text:span></text:p>
            <text:p text:style-name="Standard"><text:span text:style-name="T3">- Multilinguisme</text:span></text:p>
            <text:p text:style-name="P5"/>
            <text:p text:style-name="Standard"><text:span text:style-name="T7">Le site devra cependant être scalable et donc envisager les évolutions futures.</text:span></text:p>
          </table:table-cell>
        </table:table-row>
      </table:table>
      <text:h text:style-name="P27" text:outline-level="2"><text:bookmark-start text:name="_Toc68504607"/><text:span text:style-name="T15">Hypothèses</text:span><text:bookmark-end text:name="_Toc68504607"/><text:span text:style-name="T15"> </text:span></text:h>
      <table:table table:name="Tableau9" table:style-name="Tableau9">
        <table:table-column table:style-name="Tableau9.A"/>
        <table:table-row table:style-name="Tableau9.1">
          <table:table-cell table:style-name="Tableau9.A1" office:value-type="string">
            <text:p text:style-name="Standard"><text:span text:style-name="T6">Hypothèses </text:span></text:p>
          </table:table-cell>
        </table:table-row>
        <table:table-row table:style-name="Tableau9.2">
          <table:table-cell table:style-name="Tableau9.A2" office:value-type="string">
            <text:p text:style-name="Standard"><text:span text:style-name="T7">Faire appel à des services externes (applications as services) optimisés et sécurisés permettront de minimiser les coûts et les risques.</text:span></text:p>
            <text:p text:style-name="P5"/>
            <text:p text:style-name="Standard"><text:span text:style-name="T3">- Méthodes d’authentification : </text:span></text:p>
            <text:p text:style-name="Standard"><text:span text:style-name="T3">Le module d'authentification devra permettre de se connecter via email, sms, Google, Facebook, Apple et Github. Il devra également permettre l’authentification multifacteur. <text:s/></text:span></text:p>
            <text:p text:style-name="Standard"><text:span text:style-name="T3">Exemple : Google Firebase</text:span></text:p>
            <text:p text:style-name="P5"/>
            <text:p text:style-name="Standard"><text:span text:style-name="T3">- Méthodes de payements :</text:span></text:p>
            <text:p text:style-name="Standard"><text:span text:style-name="T3">Le module de payement devra permettre d'utiliser les moyens de payements les plus courants et les plus rapides, de façon sécurisée.</text:span></text:p>
            <text:p text:style-name="Standard"><text:span text:style-name="T3">Exemple : Paypal, Stripe</text:span></text:p>
            <text:p text:style-name="P5"/>
            <text:p text:style-name="Standard"><text:span text:style-name="T3">- Méthodes de suivis, monitoring et reporting :</text:span></text:p>
            <text:p text:style-name="Standard"><text:span text:style-name="T3">Le module de suivi (qu'il soit celui mis à disposition des utilisateurs ou des administrateurs du site) devra respecter les législations en vigueur et la vie privée des utilisateurs.</text:span></text:p>
            <text:p text:style-name="Standard"><text:span text:style-name="T3">Exemple : Matomo Analytics</text:span></text:p>
          </table:table-cell>
        </table:table-row>
      </table:table>
      <text:h text:style-name="P27" text:outline-level="2"><text:bookmark-start text:name="_Toc68504608"/><text:span text:style-name="T15">Contraintes</text:span><text:bookmark-end text:name="_Toc68504608"/></text:h>
      <table:table table:name="Tableau10" table:style-name="Tableau10">
        <table:table-column table:style-name="Tableau10.A"/>
        <table:table-row table:style-name="Tableau10.1">
          <table:table-cell table:style-name="Tableau10.A1" office:value-type="string">
            <text:p text:style-name="Standard"><text:span text:style-name="T6">Contraintes</text:span></text:p>
          </table:table-cell>
        </table:table-row>
        <table:table-row table:style-name="Tableau10.2">
          <table:table-cell table:style-name="Tableau10.A2" office:value-type="string">
            <text:p text:style-name="Standard"><text:span text:style-name="T3">Lors du développement, plusieurs contraintes de sécurité devront être prises en considération pour protéger les données, les utilisateurs et prévenir les incidents de sécurité. Voici quelques-unes des contraintes de sécurité courantes :</text:span></text:p>
            <text:p text:style-name="P5"/>
            <text:p text:style-name="Standard"><text:span text:style-name="T7">Gestion des identités et des accès</text:span><text:span text:style-name="T3"> : Il est essentiel de mettre en place des mécanismes robustes de gestion des identités et des accès. Cela comprend l'authentification solide des utilisateurs, la gestion des autorisations et des rôles, et la protection des informations d'identification.</text:span></text:p>
            <text:p text:style-name="P5"/>
            <text:p text:style-name="Standard"><text:span text:style-name="T7">Sécurité des données</text:span><text:span text:style-name="T3"> : Les données doivent être protégées de manière adéquate pendant le stockage, le traitement et le transfert. Cela implique la mise en œuvre de mesures de chiffrement </text:span><text:soft-page-break/><text:span text:style-name="T3">appropriées, le contrôle des accès aux données sensibles et la gestion des sauvegardes.</text:span></text:p>
            <text:p text:style-name="P5"/>
            <text:p text:style-name="Standard"><text:span text:style-name="T7">Protection contre les vulnérabilités</text:span><text:span text:style-name="T3"> : Il est crucial de tenir compte des vulnérabilités potentielles dans les technologies utilisées et de les atténuer. Cela peut inclure la mise à jour régulière des composants logiciels, la gestion des correctifs de sécurité, et la réalisation d'audits de sécurité et de tests de pénétration.</text:span></text:p>
            <text:p text:style-name="P5"/>
            <text:p text:style-name="Standard"><text:span text:style-name="T7">Sécurité des communications</text:span><text:span text:style-name="T3"> : Les communications entre les utilisateurs et le système doivent être sécurisées pour prévenir l'interception ou la modification des données. L'utilisation de protocoles de chiffrement, tels que SSL/TLS, est essentielle pour garantir la confidentialité et l'intégrité des données.</text:span></text:p>
            <text:p text:style-name="P5"/>
            <text:p text:style-name="Standard"><text:span text:style-name="T7">Gestion des erreurs et des exceptions</text:span><text:span text:style-name="T3"> : Les erreurs et les exceptions doivent être gérées de manière sécurisée pour éviter la divulgation d'informations sensibles. Les messages d'erreur doivent fournir des informations génériques sans divulguer de détails techniques qui pourraient être exploités par des attaquants.</text:span></text:p>
            <text:p text:style-name="P5"/>
            <text:p text:style-name="Standard"><text:span text:style-name="T7">Sécurité des tiers et des intégrations</text:span><text:span text:style-name="T3"> : L’application se connectant à des services tiers ou utilisant des API, il est important de vérifier la sécurité de ces intégrations. Il faut s’assurer que les fournisseurs tiers appliquent des pratiques de sécurité adéquates et utilisent des mécanismes d'authentification et de validation appropriés.</text:span></text:p>
            <text:p text:style-name="P5"/>
            <text:p text:style-name="Standard"><text:span text:style-name="T7">Tests de sécurité</text:span><text:span text:style-name="T3"> : Effectuer des tests de sécurité réguliers, tels que des tests de pénétration et des analyses de vulnérabilités, est essentiel pour identifier et résoudre les problèmes de sécurité potentiels. Ces tests doivent être effectués tout au long du cycle de développement et après le déploiement de l'application.</text:span></text:p>
            <text:p text:style-name="P5"/>
            <text:p text:style-name="Standard"><text:span text:style-name="T7">Conformité aux réglementations</text:span><text:span text:style-name="T3"> : Il faut s’assurer que <text:s/>l’application respecte les réglementations en matière de protection des données (RGPD), de confidentialité et de sécurité pouvant être spécifique à certains secteurs ou certaines régions.</text:span></text:p>
            <text:p text:style-name="P5"/>
            <text:p text:style-name="Standard"><text:span text:style-name="T3">Il est important de considérer ces contraintes de sécurité dès le début du processus de développement et de les intégrer à chaque étape du cycle de vie du logiciel. Travailler avec des experts en sécurité et suivre les meilleures pratiques de sécurité aidera à renforcer la sécurité de l’application et à réduire les risques d'exploitation et d'atteinte à la confidentialité des données. </text:span></text:p>
          </table:table-cell>
        </table:table-row>
      </table:table>
      <text:h text:style-name="P28" text:outline-level="2"/>
      <text:h text:style-name="P27" text:outline-level="2"><text:bookmark-start text:name="_Toc68504609"/><text:span text:style-name="T15">Livrables et Réception</text:span><text:bookmark-end text:name="_Toc68504609"/></text:h>
      <table:table table:name="Tableau11" table:style-name="Tableau11">
        <table:table-column table:style-name="Tableau11.A"/>
        <table:table-row table:style-name="Tableau11.1">
          <table:table-cell table:style-name="Tableau11.A1" office:value-type="string">
            <text:p text:style-name="Standard"><text:span text:style-name="T6">Livrables et Réception</text:span></text:p>
          </table:table-cell>
        </table:table-row>
        <table:table-row table:style-name="Tableau11.2">
          <table:table-cell table:style-name="Tableau11.A2" office:value-type="string">
            <text:p text:style-name="Standard"><text:span text:style-name="T3">Le développement utilisera l'approche itérative et incrémentale.</text:span></text:p>
            <text:p text:style-name="P5"/>
            <text:p text:style-name="Standard"><text:span text:style-name="T3">L'approche itérative et incrémentale est une méthodologie de développement de logiciels qui met l'accent sur la réalisation d'un projet par petites étapes incrémentales et sur son amélioration continue par le biais de cycles itératifs. Au lieu d'essayer d'achever l'ensemble du projet en une seule fois, l'approche itérative et incrémentale le décompose en parties gérables et permet la flexibilité et l'adaptation tout au long du processus de développement.</text:span></text:p>
            <text:p text:style-name="P5"/>
            <text:p text:style-name="Standard"><text:span text:style-name="T3">Dans cette approche, le cycle de développement consiste en des itérations répétées, chaque itération comportant les étapes clés suivantes :</text:span></text:p>
            <text:p text:style-name="P5"><text:soft-page-break/></text:p>
            <text:p text:style-name="Standard"><text:span text:style-name="T7">Planification</text:span><text:span text:style-name="T3"> : Déterminer les buts, les objectifs et la portée de l'itération, en tenant compte du retour d'information des itérations précédentes et de l'avis des parties prenantes. Identifier les caractéristiques ou les fonctionnalités à mettre en œuvre ou à améliorer dans l'itération en cours.</text:span></text:p>
            <text:p text:style-name="P5"/>
            <text:p text:style-name="Standard"><text:span text:style-name="T7">Développement</text:span><text:span text:style-name="T3"> : Mettre en œuvre les caractéristiques ou les fonctionnalités sélectionnées sur la base des objectifs et des exigences définis. Cette phase comprend le codage, les tests et l'intégration des composants nouveaux ou modifiés.</text:span></text:p>
            <text:p text:style-name="P5"/>
            <text:p text:style-name="Standard"><text:span text:style-name="T7">Évaluation</text:span><text:span text:style-name="T3"> : Évaluer les caractéristiques ou fonctionnalités mises en œuvre pour s'assurer qu'elles répondent aux normes de qualité souhaitées et aux exigences des utilisateurs. Effectuer des tests, analyser les réactions des utilisateurs et procéder à toutes les améliorations nécessaires.</text:span></text:p>
            <text:p text:style-name="P5"/>
            <text:p text:style-name="Standard"><text:span text:style-name="T7">Examen et retour d'information</text:span><text:span text:style-name="T3"> : Recueillir les réactions des parties prenantes, des utilisateurs et de l'équipe de développement concernant les fonctionnalités mises en œuvre. Ce retour d'information est précieux pour identifier les domaines à améliorer, résoudre les problèmes et procéder à des ajustements pour les itérations suivantes.</text:span></text:p>
            <text:p text:style-name="P5"/>
            <text:p text:style-name="Standard"><text:span text:style-name="T7">Livraison incrémentale</text:span><text:span text:style-name="T3"> : À la fin de chaque itération, un incrément de produit potentiellement expédiable est livré. Cela signifie qu'à chaque itération, de nouvelles fonctionnalités ou améliorations sont ajoutées au produit, ce qui le rend de plus en plus précieux pour les utilisateurs.</text:span></text:p>
            <text:p text:style-name="P5"/>
            <text:p text:style-name="Standard"><text:span text:style-name="T7">Planification de l'itération</text:span><text:span text:style-name="T3"> : Sur la base de l'évaluation et du retour d'information, planifier la prochaine itération en tenant compte des leçons apprises, des priorités et de tout changement dans les exigences ou les objectifs. Cette phase de planification permet de déterminer l'orientation et les objectifs de la prochaine itération.</text:span></text:p>
            <text:p text:style-name="P5"/>
            <text:p text:style-name="Standard"><text:span text:style-name="T3">En suivant ce processus itératif et progressif, l'équipe de développement peut continuellement affiner le produit, répondre au retour d'information et s'adapter à l'évolution des exigences ou des priorités. </text:span><text:span text:style-name="T7">Cette approche permet la livraison rapide et fréquente d'un logiciel fonctionnel, encourage la collaboration entre les parties prenantes et les équipes de développement, et offre la souplesse nécessaire pour intégrer le retour d'information et procéder aux ajustements requis.</text:span></text:p>
            <text:p text:style-name="P5"/>
          </table:table-cell>
        </table:table-row>
      </table:table>
      <text:h text:style-name="P27" text:outline-level="2"><text:bookmark-start text:name="_Toc68504610"/><text:span text:style-name="T15">Critères de succès</text:span><text:bookmark-end text:name="_Toc68504610"/><text:span text:style-name="T15"> </text:span></text:h>
      <table:table table:name="Tableau12" table:style-name="Tableau12">
        <table:table-column table:style-name="Tableau12.A"/>
        <table:table-row table:style-name="Tableau12.1">
          <table:table-cell table:style-name="Tableau12.A1" office:value-type="string">
            <text:p text:style-name="No_20_Spacing"><text:span text:style-name="T7">Critères de succès </text:span></text:p>
          </table:table-cell>
        </table:table-row>
        <table:table-row table:style-name="Tableau12.2">
          <table:table-cell table:style-name="Tableau12.A2" office:value-type="string">
            <text:p text:style-name="Standard"><text:span text:style-name="T3">Les critères de réussite d'un réseau social peuvent varier en fonction des objectifs spécifiques du projet et des attentes des parties prenantes. Cependant, voici quelques critères généraux qui sont souvent considérés comme importants pour évaluer la réussite d'un réseau social :</text:span></text:p>
            <text:p text:style-name="P5"/>
            <text:p text:style-name="Standard"><text:span text:style-name="T7">Base d'utilisateurs active</text:span><text:span text:style-name="T3"> : Le nombre d'utilisateurs actifs sur le réseau social est un critère essentiel. Une base d'utilisateurs importante indique l'attrait et l'adoption du réseau social par le public cible. Il est important de surveiller les taux d'engagement, tels que le nombre d'utilisateurs actifs quotidiens ou mensuels, pour mesurer l'activité sur la plateforme.</text:span></text:p>
            <text:p text:style-name="P5"/>
            <text:p text:style-name="Standard"><text:span text:style-name="T7">Engagement et rétention des utilisateurs</text:span><text:span text:style-name="T3"> : Outre le nombre d'utilisateurs, l'engagement et la </text:span><text:soft-page-break/><text:span text:style-name="T3">rétention des utilisateurs sont des critères de réussite clés. Un réseau social réussi encourage les utilisateurs à interagir régulièrement, à partager du contenu, à se connecter avec d'autres utilisateurs et à revenir sur la plateforme de manière récurrente.</text:span></text:p>
            <text:p text:style-name="P5"/>
            <text:p text:style-name="Standard"><text:span text:style-name="T7">Expérience utilisateur satisfaisante</text:span><text:span text:style-name="T3"> : La satisfaction des utilisateurs est un critère crucial pour évaluer la réussite d'un réseau social. Une interface conviviale, une navigation intuitive, des fonctionnalités attrayantes et une expérience fluide contribuent à une satisfaction élevée des utilisateurs. L'écoute des commentaires des utilisateurs et l'amélioration continue de l'expérience utilisateur sont essentielles pour maintenir leur engagement.</text:span></text:p>
            <text:p text:style-name="P5"/>
            <text:p text:style-name="Standard"><text:span text:style-name="T7">Fonctionnalités et valeur ajoutée</text:span><text:span text:style-name="T3"> : Le réseau social doit offrir des fonctionnalités qui répondent aux besoins des utilisateurs et qui se démarquent de la concurrence. Des fonctionnalités innovantes, des outils de communication efficaces, des possibilités de personnalisation et des moyens de découvrir et de partager du contenu pertinent sont des critères importants de réussite.</text:span></text:p>
            <text:p text:style-name="P5"/>
            <text:p text:style-name="Standard"><text:span text:style-name="T7">Monétisation et rentabilité</text:span><text:span text:style-name="T3"> : Si le réseau social vise à être une entreprise rentable, la capacité à générer des revenus est un critère de réussite. Cela peut se faire par des modèles de publicité ciblée, des partenariats, des abonnements premium ou d'autres méthodes de monétisation. La capacité à attirer des annonceurs ou des partenaires commerciaux et à générer des revenus durables est un indicateur clé.</text:span></text:p>
            <text:p text:style-name="P5"/>
            <text:p text:style-name="Standard"><text:span text:style-name="T7">Réputation et confiance</text:span><text:span text:style-name="T3"> : La réputation et la confiance sont des critères importants pour le succès à long terme d'un réseau social. La confidentialité des données des utilisateurs, la sécurité de la plateforme, la modération efficace du contenu et la gestion des problèmes de confidentialité et de sécurité sont essentielles pour maintenir la confiance des utilisateurs et la réputation du réseau social.</text:span></text:p>
            <text:p text:style-name="P5"/>
            <text:p text:style-name="Standard"><text:span text:style-name="T7">Impact social</text:span><text:span text:style-name="T3"> : Certains réseaux sociaux ont pour objectif d'avoir un impact social positif en favorisant la communication, la collaboration et le partage d'informations. Le critère de réussite dans ce cas serait de mesurer l'impact social réalisé, tel que la création de communautés actives, la promotion de causes ou la facilitation d'échanges significatifs.</text:span></text:p>
          </table:table-cell>
        </table:table-row>
      </table:table>
      <text:h text:style-name="P28" text:outline-level="2"/>
      <text:h text:style-name="P29" text:outline-level="2"/>
      <text:h text:style-name="P27" text:outline-level="2"><text:bookmark-start text:name="_Toc68504611"/><text:span text:style-name="T15">Estimation des Ressources Financières</text:span><text:bookmark-end text:name="_Toc68504611"/></text:h>
      <table:table table:name="Tableau13" table:style-name="Tableau13">
        <table:table-column table:style-name="Tableau13.A"/>
        <table:table-row table:style-name="Tableau13.1">
          <table:table-cell table:style-name="Tableau13.A1" office:value-type="string">
            <text:p text:style-name="Standard"><text:span text:style-name="T6">Estimation des Ressources Financières</text:span></text:p>
          </table:table-cell>
        </table:table-row>
        <table:table-row table:style-name="Tableau13.2">
          <table:table-cell table:style-name="Tableau13.A2" office:value-type="string">
            <text:p text:style-name="Standard"><text:span text:style-name="T7">Budget estimé</text:span><text:span text:style-name="T3"> : 60 000 euros </text:span></text:p>
            <text:p text:style-name="P5"/>
            <text:p text:style-name="Standard"><text:span text:style-name="T3">Temps de travail estimé : 31 semaines (217 jours) à 52 semaines (364 jours) </text:span></text:p>
            <text:p text:style-name="P5"/>
            <text:p text:style-name="Standard"><text:span text:style-name="T3">A noter que certaines tâches peuvent se chevaucher et ne sont pas effectuées par ordre chronologique, c'est pour ça qu'elles sont exprimées en durée.</text:span></text:p>
            <text:p text:style-name="P5"/>
            <text:p text:style-name="Standard"><text:span text:style-name="T3">Également les tâches ne sont pas en durées fixes car elles peuvent être modifiées en cours de développement. C’est également le cas pour les fonctionnalités qui seront développées.</text:span></text:p>
            <text:p text:style-name="P5"><text:soft-page-break/></text:p>
            <text:p text:style-name="Standard"><text:span text:style-name="T3">Seul le budget est fixe.</text:span></text:p>
            <text:p text:style-name="P5"/>
            <text:p text:style-name="Standard"><text:span text:style-name="T7">Ce budget concerne le développement du site, pas la campagne marketing digitale ni le suivi analytique. Il faudra ajouter le prix des services cloud, le nom de domaine et l’hébergement.</text:span></text:p>
          </table:table-cell>
        </table:table-row>
      </table:table>
      <text:h text:style-name="P27" text:outline-level="2"><text:bookmark-start text:name="_Toc68504612"/><text:span text:style-name="T15">Echéancier</text:span><text:bookmark-end text:name="_Toc68504612"/></text:h>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p text:style-name="Standard"><text:span text:style-name="T6">Jalon</text:span></text:p>
          </table:table-cell>
          <table:table-cell table:style-name="Tableau14.A1" office:value-type="string">
            <text:p text:style-name="Standard"><text:span text:style-name="T6">Activité </text:span></text:p>
          </table:table-cell>
          <table:table-cell table:style-name="Tableau14.A1" office:value-type="string">
            <text:p text:style-name="Standard"><text:span text:style-name="T6">Durée</text:span></text:p>
          </table:table-cell>
          <table:table-cell table:style-name="Tableau14.A1" office:value-type="string">
            <text:p text:style-name="Standard"><text:span text:style-name="T6">Description</text:span></text:p>
          </table:table-cell>
        </table:table-row>
        <table:table-row table:style-name="Tableau14.1">
          <table:table-cell table:style-name="Tableau14.A2" office:value-type="string">
            <text:p text:style-name="Standard"><text:span text:style-name="T3">M1</text:span></text:p>
          </table:table-cell>
          <table:table-cell table:style-name="Tableau14.B2" office:value-type="string">
            <text:p text:style-name="Standard"><text:span text:style-name="T3">Conceptualisation et planification</text:span></text:p>
          </table:table-cell>
          <table:table-cell table:style-name="Tableau14.C2" office:value-type="string">
            <text:p text:style-name="Standard"><text:span text:style-name="T3">2-4 semaines</text:span></text:p>
          </table:table-cell>
          <table:table-cell table:style-name="Tableau14.D2" office:value-type="string">
            <text:list xml:id="list1138232218" text:style-name="WWNum20">
              <text:list-item>
                <text:p text:style-name="P35"><text:span text:style-name="T3">Définir l'objectif et le public cible du réseau social / site de partage ShowcaseMe.</text:span></text:p>
              </text:list-item>
              <text:list-item>
                <text:p text:style-name="P35"><text:span text:style-name="T3">Réaliser une étude de marché et une analyse de la concurrence.</text:span></text:p>
              </text:list-item>
              <text:list-item>
                <text:p text:style-name="P35"><text:span text:style-name="T3">Identifier les caractéristiques et les fonctionnalités clés.</text:span></text:p>
              </text:list-item>
              <text:list-item>
                <text:p text:style-name="P35"><text:span text:style-name="T3">Élaborer un plan de projet, y compris les délais, les ressources et les budgets.</text:span></text:p>
              </text:list-item>
            </text:list>
          </table:table-cell>
        </table:table-row>
        <table:table-row table:style-name="Tableau14.1">
          <table:table-cell table:style-name="Tableau14.A3" office:value-type="string">
            <text:p text:style-name="Standard"><text:span text:style-name="T3">M2</text:span></text:p>
          </table:table-cell>
          <table:table-cell table:style-name="Tableau14.B3" office:value-type="string">
            <text:p text:style-name="Standard"><text:span text:style-name="T3">Analyse fonctionnelle et recueil des besoins</text:span></text:p>
          </table:table-cell>
          <table:table-cell table:style-name="Tableau14.C3" office:value-type="string">
            <text:p text:style-name="Standard"><text:span text:style-name="T3">2-4 semaines</text:span></text:p>
          </table:table-cell>
          <table:table-cell table:style-name="Tableau14.D3" office:value-type="string">
            <text:list xml:id="list243761715" text:style-name="WWNum21">
              <text:list-item>
                <text:p text:style-name="P36"><text:span text:style-name="T3">Définir les fonctionnalités de base du réseau social, telles que l'enregistrement des utilisateurs, les profils, les flux d'informations, la messagerie, etc.</text:span></text:p>
              </text:list-item>
              <text:list-item>
                <text:p text:style-name="P36"><text:span text:style-name="T3">Identifier les fonctionnalités supplémentaires telles que les paramètres de confidentialité, les notifications, les fonctions de recherche et le partage de contenu.</text:span></text:p>
              </text:list-item>
              <text:list-item>
                <text:p text:style-name="P36"><text:span text:style-name="T3">Créer des user stories et des cas d'utilisation pour capturer les exigences du système.</text:span></text:p>
              </text:list-item>
              <text:list-item>
                <text:p text:style-name="P36"><text:span text:style-name="T3">Mener des enquêtes ou des entretiens avec les utilisateurs pour recueillir leurs réactions et affiner l'ensemble des fonctionnalités.</text:span></text:p>
              </text:list-item>
            </text:list>
          </table:table-cell>
        </table:table-row>
        <table:table-row table:style-name="Tableau14.1">
          <table:table-cell table:style-name="Tableau14.A4" office:value-type="string">
            <text:p text:style-name="Standard"><text:span text:style-name="T3">M3</text:span></text:p>
          </table:table-cell>
          <table:table-cell table:style-name="Tableau14.B4" office:value-type="string">
            <text:p text:style-name="Standard"><text:span text:style-name="T3">Interface utilisateur et conception</text:span></text:p>
          </table:table-cell>
          <table:table-cell table:style-name="Tableau14.C4" office:value-type="string">
            <text:p text:style-name="Standard"><text:span text:style-name="T3">4 à 8 semaines</text:span></text:p>
          </table:table-cell>
          <table:table-cell table:style-name="Tableau14.D4" office:value-type="string">
            <text:list xml:id="list487380068" text:style-name="WWNum22">
              <text:list-item>
                <text:p text:style-name="P37"><text:span text:style-name="T3">Créer des wireframes et des maquettes pour visualiser l'interface utilisateur.</text:span></text:p>
              </text:list-item>
              <text:list-item>
                <text:p text:style-name="P37"><text:span text:style-name="T3">Concevoir l'aspect général du réseau social, y compris les couleurs, la typographie et les éléments de la marque </text:span><text:span text:style-name="T11">ShowcaseMe</text:span><text:span text:style-name="T3">.</text:span></text:p>
              </text:list-item>
              <text:list-item>
                <text:p text:style-name="P37"><text:span text:style-name="T3">Développer des prototypes interactifs pour tester les interactions avec les utilisateurs et recueillir leurs commentaires.</text:span></text:p>
              </text:list-item>
              <text:list-item>
                <text:p text:style-name="P37"><text:soft-page-break/><text:span text:style-name="T3">Améliorer les conceptions en fonction des commentaires des utilisateurs et procéder aux ajustements nécessaires.</text:span></text:p>
              </text:list-item>
            </text:list>
          </table:table-cell>
        </table:table-row>
        <table:table-row table:style-name="Tableau14.1">
          <table:table-cell table:style-name="Tableau14.A5" office:value-type="string">
            <text:p text:style-name="Standard"><text:span text:style-name="T3">M4</text:span></text:p>
          </table:table-cell>
          <table:table-cell table:style-name="Tableau14.B5" office:value-type="string">
            <text:p text:style-name="Standard"><text:span text:style-name="T3">Copy Writing </text:span></text:p>
          </table:table-cell>
          <table:table-cell table:style-name="Tableau14.C5" office:value-type="string">
            <text:p text:style-name="Standard"><text:span text:style-name="T3">2-4 semaines</text:span></text:p>
          </table:table-cell>
          <table:table-cell table:style-name="Tableau14.D5" office:value-type="string">
            <text:list xml:id="list93948447841248" text:continue-numbering="true" text:style-name="WWNum22">
              <text:list-item>
                <text:p text:style-name="P37"><text:span text:style-name="T3">Élaborer des textes attrayants et concis pour divers éléments du réseau social, tels que les profils d'utilisateurs, les messages, les commentaires et la messagerie.</text:span></text:p>
              </text:list-item>
              <text:list-item>
                <text:p text:style-name="P37"><text:span text:style-name="T3">Engager l’utilisateur via des CTA (Call to action).</text:span></text:p>
              </text:list-item>
              <text:list-item>
                <text:p text:style-name="P37"><text:span text:style-name="T3">Créer des textes clairs et informatifs pour les boutons, les liens, les infobulles et autres éléments d'interface afin de guider les utilisateurs et d'encourager les actions souhaitées, notamment via un mode tutoriel.</text:span></text:p>
              </text:list-item>
              <text:list-item>
                <text:p text:style-name="P37"><text:span text:style-name="T3">Veiller à ce que le texte soit convivial, facilement compréhensible et accessible à un large éventail d'utilisateurs (accessibilité et inclusivité).</text:span></text:p>
              </text:list-item>
              <text:list-item>
                <text:p text:style-name="P37"><text:span text:style-name="T3">Mettre en place un processus de révision et de relecture (proofreading) de tout le contenu écrit afin de garantir l'exactitude grammaticale, la clarté et la cohérence.</text:span></text:p>
              </text:list-item>
              <text:list-item>
                <text:p text:style-name="P37"><text:span text:style-name="T3">Vérifier que le contenu respecte les lignes directrices et les politiques de la plateforme en matière de contenu, en évitant tout langage potentiellement offensant ou trompeur.</text:span></text:p>
              </text:list-item>
            </text:list>
          </table:table-cell>
        </table:table-row>
        <table:table-row table:style-name="Tableau14.1">
          <table:table-cell table:style-name="Tableau14.A6" office:value-type="string">
            <text:p text:style-name="Standard"><text:span text:style-name="T3">M5</text:span></text:p>
          </table:table-cell>
          <table:table-cell table:style-name="Tableau14.B6" office:value-type="string">
            <text:p text:style-name="Standard"><text:span text:style-name="T3">Développement du backend</text:span></text:p>
          </table:table-cell>
          <table:table-cell table:style-name="Tableau14.C6" office:value-type="string">
            <text:p text:style-name="Standard"><text:span text:style-name="T3">8-12 semaines</text:span></text:p>
          </table:table-cell>
          <table:table-cell table:style-name="Tableau14.D6" office:value-type="string">
            <text:list xml:id="list1459512175" text:style-name="WWNum23">
              <text:list-item>
                <text:p text:style-name="P38"><text:span text:style-name="T3">Mettre en place l'infrastructure du serveur et de la base de données.</text:span></text:p>
              </text:list-item>
              <text:list-item>
                <text:p text:style-name="P38"><text:span text:style-name="T3">Mettre en œuvre les mécanismes d'authentification et d'autorisation des utilisateurs (AaS).</text:span></text:p>
              </text:list-item>
              <text:list-item>
                <text:p text:style-name="P38"><text:span text:style-name="T3">Développer les fonctionnalités de base du réseau social, telles que la gestion des utilisateurs, le stockage et la récupération du contenu.</text:span></text:p>
              </text:list-item>
              <text:list-item>
                <text:p text:style-name="P38"><text:span text:style-name="T3">Mettre en œuvre des API pour l'intégration avec des services externes tels que les </text:span><text:soft-page-break/><text:span text:style-name="T3">notifications par courrier électronique, les notifications push ou les API de tiers (AaS : payements, analytics).</text:span></text:p>
              </text:list-item>
              <text:list-item>
                <text:p text:style-name="P38"><text:span text:style-name="T3">Mettre en œuvre les algorithmes nécessaires pour les systèmes de recommandation ou le filtrage de contenu.</text:span></text:p>
              </text:list-item>
            </text:list>
          </table:table-cell>
        </table:table-row>
        <table:table-row table:style-name="Tableau14.1">
          <table:table-cell table:style-name="Tableau14.A7" office:value-type="string">
            <text:p text:style-name="Standard"><text:span text:style-name="T3">M6</text:span></text:p>
          </table:table-cell>
          <table:table-cell table:style-name="Tableau14.B7" office:value-type="string">
            <text:p text:style-name="Standard"><text:span text:style-name="T3">Développement frontend et intégration</text:span></text:p>
          </table:table-cell>
          <table:table-cell table:style-name="Tableau14.C7" office:value-type="string">
            <text:p text:style-name="Standard"><text:span text:style-name="T3">8-12 semaines</text:span></text:p>
          </table:table-cell>
          <table:table-cell table:style-name="Tableau14.D7" office:value-type="string">
            <text:list xml:id="list93948195015532" text:continue-numbering="true" text:style-name="WWNum23">
              <text:list-item>
                <text:p text:style-name="P38"><text:span text:style-name="T3">Mettre en œuvre l'interface utilisateur à l'aide de technologies frontend telles que HTML, CSS et JavaScript.</text:span></text:p>
              </text:list-item>
              <text:list-item>
                <text:p text:style-name="P38"><text:span text:style-name="T3">Développer des mises en page réactives et adaptées aux mobiles pour prendre en charge différents appareils.</text:span></text:p>
              </text:list-item>
              <text:list-item>
                <text:p text:style-name="P38"><text:span text:style-name="T3">Intégrer les API de backend pour permettre la récupération et la soumission des données.</text:span></text:p>
              </text:list-item>
              <text:list-item>
                <text:p text:style-name="P38"><text:span text:style-name="T3">Mettre en œuvre des interactions côté client et des améliorations de l'expérience utilisateur (UX <text:s/>&amp; UI design).</text:span></text:p>
              </text:list-item>
              <text:list-item>
                <text:p text:style-name="P38"><text:span text:style-name="T3">Effectuer des tests approfondis pour garantir la compatibilité entre les navigateurs et la réactivité de l'interface utilisateur (responsive <text:s/>/ progressive web app).</text:span></text:p>
              </text:list-item>
              <text:list-item>
                <text:p text:style-name="P38"><text:span text:style-name="T3">Contrôler le respect des règles d’accessibilité </text:span></text:p>
              </text:list-item>
            </text:list>
          </table:table-cell>
        </table:table-row>
        <table:table-row table:style-name="Tableau14.1">
          <table:table-cell table:style-name="Tableau14.A8" office:value-type="string">
            <text:p text:style-name="Standard"><text:span text:style-name="T3">M7</text:span></text:p>
          </table:table-cell>
          <table:table-cell table:style-name="Tableau14.B8" office:value-type="string">
            <text:p text:style-name="Standard"><text:span text:style-name="T3">Tests et assurance qualité</text:span></text:p>
          </table:table-cell>
          <table:table-cell table:style-name="Tableau14.C8" office:value-type="string">
            <text:p text:style-name="Standard"><text:span text:style-name="T3">4-6 semaines</text:span></text:p>
          </table:table-cell>
          <table:table-cell table:style-name="Tableau14.D8" office:value-type="string">
            <text:list xml:id="list1065717376" text:style-name="WWNum24">
              <text:list-item>
                <text:p text:style-name="P39"><text:span text:style-name="T3">Effectuer des essais fonctionnels pour s'assurer que toutes les fonctionnalités fonctionnent comme prévu (Tests d’intégration et système).</text:span></text:p>
              </text:list-item>
              <text:list-item>
                <text:p text:style-name="P39"><text:span text:style-name="T3">Effectuer des essais de convivialité afin d'évaluer l'expérience de l'utilisateur et d'identifier les points à améliorer.</text:span></text:p>
              </text:list-item>
              <text:list-item>
                <text:p text:style-name="P39"><text:span text:style-name="T3">Effectuer des tests de performance pour évaluer l'évolutivité du système et les temps de réponse (Stress test).</text:span></text:p>
              </text:list-item>
              <text:list-item>
                <text:p text:style-name="P39"><text:span text:style-name="T3">Identifier et corriger les bogues ou les problèmes grâce à des tests (Tests unitaires, test de non régression) et à un débogage rigoureux.</text:span></text:p>
              </text:list-item>
              <text:list-item>
                <text:p text:style-name="P39"><text:span text:style-name="T3">Tester l’accessibilité (WCAG 2.x)</text:span></text:p>
              </text:list-item>
              <text:list-item>
                <text:p text:style-name="P39"><text:soft-page-break/><text:span text:style-name="T3">Réaliser des audits de sécurité pour assurer la protection des données (RGPD / ePrivacy) et prévenir les vulnérabilités.</text:span></text:p>
              </text:list-item>
            </text:list>
          </table:table-cell>
        </table:table-row>
        <table:table-row table:style-name="Tableau14.1">
          <table:table-cell table:style-name="Tableau14.A9" office:value-type="string">
            <text:p text:style-name="Standard"><text:span text:style-name="T3">M8</text:span></text:p>
          </table:table-cell>
          <table:table-cell table:style-name="Tableau14.B9" office:value-type="string">
            <text:p text:style-name="Standard"><text:span text:style-name="T3">Déploiement et lancement</text:span></text:p>
          </table:table-cell>
          <table:table-cell table:style-name="Tableau14.C9" office:value-type="string">
            <text:p text:style-name="Standard"><text:span text:style-name="T3">1-2 semaines</text:span></text:p>
          </table:table-cell>
          <table:table-cell table:style-name="Tableau14.D9" office:value-type="string">
            <text:list xml:id="list3494561293" text:style-name="WWNum25">
              <text:list-item>
                <text:p text:style-name="P40"><text:span text:style-name="T3">Mettre en place les serveurs de production et configurer l'infrastructure nécessaire.</text:span></text:p>
              </text:list-item>
              <text:list-item>
                <text:p text:style-name="P40"><text:span text:style-name="T3">Préparer un lancement en douceur ou une diffusion limitée à un public restreint pour des tests et des commentaires (Beta test).</text:span></text:p>
              </text:list-item>
              <text:list-item>
                <text:p text:style-name="P40"><text:span text:style-name="T3">Surveiller les performances du système et résoudre les problèmes qui surviennent pendant le lancement en douceur.</text:span></text:p>
              </text:list-item>
              <text:list-item>
                <text:p text:style-name="P40"><text:span text:style-name="T3">Affiner le système en fonction des réactions des utilisateurs et apporter les améliorations nécessaires.</text:span></text:p>
              </text:list-item>
              <text:list-item>
                <text:p text:style-name="P40"><text:span text:style-name="T3">Planifier et exécuter un lancement à grande échelle, y compris des activités de marketing et de promotion (promo du site, campagnes sur les réseaux, publicité, marketing digital, community management).</text:span></text:p>
              </text:list-item>
            </text:list>
          </table:table-cell>
        </table:table-row>
      </table:table>
      <text:p text:style-name="P13"/>
      <text:p text:style-name="P13"/>
      <text:p text:style-name="P21"/>
      <text:h text:style-name="P27" text:outline-level="2"><text:bookmark-start text:name="_Toc68504613"/><text:span text:style-name="T15">Risques Majeurs</text:span><text:bookmark-end text:name="_Toc68504613"/></text:h>
      <text:p text:style-name="P2"/>
      <table:table table:name="Tableau15" table:style-name="Tableau15">
        <table:table-column table:style-name="Tableau15.A"/>
        <table:table-column table:style-name="Tableau15.B"/>
        <table:table-row table:style-name="Tableau15.1">
          <table:table-cell table:style-name="Tableau15.A1" office:value-type="string">
            <text:p text:style-name="Standard"><text:span text:style-name="T6">Strenghs / Forces</text:span></text:p>
          </table:table-cell>
          <table:table-cell table:style-name="Tableau15.B1" office:value-type="string">
            <text:p text:style-name="Standard"><text:span text:style-name="T6">Weaknesses / Faiblesses</text:span></text:p>
          </table:table-cell>
        </table:table-row>
        <table:table-row table:style-name="Tableau15.1">
          <table:table-cell table:style-name="Tableau15.A2" office:value-type="string">
            <text:p text:style-name="Standard"><text:span text:style-name="T12">Forte demande du marché pour les réseaux sociaux.</text:span></text:p>
          </table:table-cell>
          <table:table-cell table:style-name="Tableau15.B2" office:value-type="string">
            <text:p text:style-name="Standard"><text:span text:style-name="T12">Base d'utilisateurs initiale limitée, ce qui rend difficile l'attraction et la fidélisation des utilisateurs.</text:span></text:p>
          </table:table-cell>
        </table:table-row>
        <table:table-row table:style-name="Tableau15.1">
          <table:table-cell table:style-name="Tableau15.A3" office:value-type="string">
            <text:p text:style-name="Standard"><text:span text:style-name="T12">Possibilité de créer une plateforme unique et innovante.</text:span></text:p>
          </table:table-cell>
          <table:table-cell table:style-name="Tableau15.B3" office:value-type="string">
            <text:p text:style-name="Standard"><text:span text:style-name="T12">Manque de ressources, d'expertise ou de financement pour développer et entretenir le réseau social.</text:span></text:p>
          </table:table-cell>
        </table:table-row>
        <table:table-row table:style-name="Tableau15.1">
          <table:table-cell table:style-name="Tableau15.A4" office:value-type="string">
            <text:p text:style-name="Standard"><text:span text:style-name="T12">Potentiel d'engagement et de croissance des utilisateurs.</text:span></text:p>
          </table:table-cell>
          <table:table-cell table:style-name="Tableau15.B4" office:value-type="string">
            <text:p text:style-name="Standard"><text:span text:style-name="T12">Limitations techniques ou problèmes d'évolutivité susceptibles d'affecter l'expérience des utilisateurs.</text:span></text:p>
          </table:table-cell>
        </table:table-row>
      </table:table>
      <text:p text:style-name="P2"/>
      <table:table table:name="Tableau16" table:style-name="Tableau16">
        <table:table-column table:style-name="Tableau16.A"/>
        <table:table-column table:style-name="Tableau16.B"/>
        <table:table-row table:style-name="Tableau16.1">
          <table:table-cell table:style-name="Tableau16.A1" office:value-type="string">
            <text:p text:style-name="Standard"><text:span text:style-name="T6">Opportunities / Opportunités</text:span></text:p>
          </table:table-cell>
          <table:table-cell table:style-name="Tableau16.B1" office:value-type="string">
            <text:p text:style-name="Standard"><text:span text:style-name="T6">Threats / Menaces</text:span></text:p>
          </table:table-cell>
        </table:table-row>
        <table:table-row table:style-name="Tableau16.1">
          <table:table-cell table:style-name="Tableau16.A2" office:value-type="string">
            <text:p text:style-name="Standard"><text:span text:style-name="T12">Potentiel de marché croissant en raison de l'augmentation de l'utilisation des médias sociaux.</text:span></text:p>
          </table:table-cell>
          <table:table-cell table:style-name="Tableau16.B2" office:value-type="string">
            <text:p text:style-name="Standard"><text:span text:style-name="T12">Forte concurrence des réseaux sociaux établis disposant d'une large base d'utilisateurs.</text:span></text:p>
          </table:table-cell>
        </table:table-row>
        <table:table-row table:style-name="Tableau16.1">
          <table:table-cell table:style-name="Tableau16.A3" office:value-type="string">
            <text:p text:style-name="Standard"><text:span text:style-name="T12">Possibilité de monétisation par le biais de la publicité, d'abonnements premium ou de partenariats.</text:span></text:p>
          </table:table-cell>
          <table:table-cell table:style-name="Tableau16.B3" office:value-type="string">
            <text:p text:style-name="Standard"><text:span text:style-name="T12">Évolution rapide des préférences des utilisateurs et des tendances en matière d'utilisation des médias sociaux.</text:span></text:p>
          </table:table-cell>
        </table:table-row>
        <table:table-row table:style-name="Tableau16.1">
          <table:table-cell table:style-name="Tableau16.A4" office:value-type="string">
            <text:p text:style-name="Standard"><text:span text:style-name="T12">Possibilité de créer une communauté et de faciliter les connexions entre les utilisateurs partageant les mêmes intérêts.</text:span></text:p>
          </table:table-cell>
          <table:table-cell table:style-name="Tableau16.B4" office:value-type="string">
            <text:p text:style-name="Standard"><text:span text:style-name="T12">Inquiétudes concernant la confidentialité et la sécurité des données, qui peuvent affecter la confiance et l'adoption des utilisateurs.</text:span></text:p>
          </table:table-cell>
        </table:table-row>
      </table:table>
      <text:p text:style-name="P11"/>
      <text:p text:style-name="Standard"><text:span text:style-name="T5">Pour faire face à ces risques, les stratégies suivantes sont envisagées :</text:span></text:p>
      <text:p text:style-name="P7"/>
      <text:p text:style-name="Standard"><text:span text:style-name="T5">Le réseau social de partage ShowcaseMe se différencie de la concurrence en offrant des fonctionnalités uniques mêlant à la fois des éléments du monde professionnel avec des éléments créatifs, sociaux et ludiques.</text:span></text:p>
      <text:p text:style-name="P7"/>
      <text:p text:style-name="Standard"><text:span text:style-name="T5">Avec la mise en valeur des portfolios des utilisateurs payants, l'affichage de badges et les différentes expériences personnalisées, il met en œuvre des stratégies pour attirer et fidéliser les utilisateurs.</text:span></text:p>
      <text:p text:style-name="P7"/>
      <text:p text:style-name="Standard"><text:span text:style-name="T5">En mettant en place des mesures de sécurité solides - notamment en utilisant des outils dans le Cloud, tout est fait pour établir la confiance avec les utilisateurs et atténuer les risques potentiels.</text:span></text:p>
      <text:p text:style-name="P7"/>
      <text:p text:style-name="Standard"><text:span text:style-name="T5">Sa scalabilité et le fait qu'il soit prévu d'emblée pour évoluer avec les tendances et les désirs des utilisateurs permettra d'adapter la plateforme en conséquence et de rester compétitif.</text:span></text:p>
      <text:h text:style-name="P27" text:outline-level="2"><text:bookmark-start text:name="_Toc68504614"/><text:span text:style-name="T15">Gestionnaire de projet</text:span><text:bookmark-end text:name="_Toc68504614"/></text:h>
      <table:table table:name="Tableau17" table:style-name="Tableau17">
        <table:table-column table:style-name="Tableau17.A"/>
        <table:table-row table:style-name="Tableau17.1">
          <table:table-cell table:style-name="Tableau17.A1" office:value-type="string">
            <text:p text:style-name="Standard"><text:span text:style-name="T8">Autorité du chef de projet</text:span></text:p>
          </table:table-cell>
        </table:table-row>
        <table:table-row table:style-name="Tableau17.2">
          <table:table-cell table:style-name="Tableau17.A2" office:value-type="string">
            <text:p text:style-name="P22"><text:span text:style-name="T5">Exposer dans cette section qui est </text:span><text:span text:style-name="T9">assigné</text:span><text:span text:style-name="T5"> comme Manager de projet.</text:span></text:p>
            <text:p text:style-name="P22"><text:soft-page-break/><text:span text:style-name="T5">Quel est le niveau d’autorité dont il dispose. Ceci pourrait inclure :</text:span></text:p>
            <text:list xml:id="list3133662945" text:style-name="WWNum4">
              <text:list-item>
                <text:p text:style-name="P23"><text:span text:style-name="T5">La capacité à engager des dépenses jusqu’à un certain budget ?</text:span></text:p>
              </text:list-item>
              <text:list-item>
                <text:p text:style-name="P25"><text:span text:style-name="T5">La capacité à assembler une équipe ?</text:span></text:p>
              </text:list-item>
              <text:list-item>
                <text:p text:style-name="P24"><text:span text:style-name="T5">Et autres responsabilités ou autorité qui viennent en cours du projet</text:span></text:p>
              </text:list-item>
            </text:list>
            <text:p text:style-name="P2"/>
          </table:table-cell>
        </table:table-row>
      </table:table>
      <text:p text:style-name="P2"/>
      <text:h text:style-name="P27" text:outline-level="2"><text:bookmark-start text:name="_Toc68504615"/><text:span text:style-name="T15">Intervenants et Parties prenantes</text:span><text:bookmark-end text:name="_Toc68504615"/></text:h>
      <text:p text:style-name="P13"/>
      <text:p text:style-name="Standard"><text:span text:style-name="T5">N/A</text:span></text:p>
      <text:p text:style-name="P13"/>
      <text:h text:style-name="P27" text:outline-level="2"><text:bookmark-start text:name="_Toc68504616"/><text:span text:style-name="T15">Instances de gouvernance du projet</text:span><text:bookmark-end text:name="_Toc68504616"/><text:span text:style-name="T15"> </text:span></text:h>
      <table:table table:name="Tableau18" table:style-name="Tableau18">
        <table:table-column table:style-name="Tableau18.A"/>
        <table:table-row table:style-name="Tableau18.1">
          <table:table-cell table:style-name="Tableau18.A1" office:value-type="string">
            <text:p text:style-name="Standard"><text:span text:style-name="T6">Gouvernance du projet</text:span><text:span text:style-name="T21"> </text:span></text:p>
          </table:table-cell>
        </table:table-row>
        <table:table-row table:style-name="Tableau18.2">
          <table:table-cell table:style-name="Tableau18.A2" office:value-type="string">
            <text:p text:style-name="P22"><text:span text:style-name="T5">Le projet utilisera la méthode agile en utilisant le framework Scrum.</text:span></text:p>
            <text:p text:style-name="P22"><text:span text:style-name="T5">Cette méthode est basée sur des méthodologies de développement </text:span><text:span text:style-name="T10">itératives</text:span><text:span text:style-name="T5"> et </text:span><text:span text:style-name="T10">incrémentales</text:span><text:span text:style-name="T5"> qui permettent une flexibilité et une adaptation aux changements tout au long du projet. </text:span></text:p>
            <text:p text:style-name="P22"><text:span text:style-name="T5">Voici les principaux aspects de la gestion de projet agile :</text:span></text:p>
            <text:p text:style-name="P22"><text:span text:style-name="T10">Équipe multidisciplinaire</text:span><text:span text:style-name="T5"> : L'équipe de projet est généralement composée de membres aux compétences complémentaires, y compris des développeurs, des testeurs, des concepteurs et des experts métier. Cette composition facilite la collaboration et la communication au sein de l'équipe.</text:span></text:p>
            <text:p text:style-name="P22"><text:span text:style-name="T10">Backlog de produits</text:span><text:span text:style-name="T5"> : Le backlog de produits est une liste des fonctionnalités, des tâches et des exigences du projet, triées par ordre de priorité. Cela permet à l'équipe de se concentrer sur les éléments les plus importants et d'ajuster les priorités en fonction des besoins changeants du projet.</text:span></text:p>
            <text:p text:style-name="P22"><text:span text:style-name="T10">Sprints</text:span><text:span text:style-name="T5"> : Les sprints sont des cycles de développement courts et définis, généralement d'une à quatre semaines. Pendant chaque sprint, l'équipe se concentre sur la réalisation d'un ensemble spécifique de fonctionnalités ou d'objectifs définis dans le backlog de produits.</text:span></text:p>
            <text:p text:style-name="P22"><text:span text:style-name="T10">Planification itérative</text:span><text:span text:style-name="T5"> : Au début de chaque sprint, l'équipe se réunit pour planifier les tâches et les objectifs à réaliser pendant le sprint. Les tâches sont réparties entre les membres de l'équipe en fonction de leurs compétences et de leur disponibilité.</text:span></text:p>
            <text:p text:style-name="P22"><text:span text:style-name="T10">Réunions quotidiennes de stand-up</text:span><text:span text:style-name="T5"> : Les réunions quotidiennes de stand-up sont des courtes réunions quotidiennes où chaque membre de l'équipe partage rapidement ce qu'il a accompli la veille, ce qu'il prévoit de faire aujourd'hui et s'il rencontre des obstacles. Cela permet de suivre l'avancement du projet et d'identifier rapidement les problèmes éventuels.</text:span></text:p>
            <text:p text:style-name="P22"><text:span text:style-name="T10">Revues de sprint</text:span><text:span text:style-name="T5"> : À la fin de chaque sprint, l'équipe se réunit pour effectuer une revue de sprint, </text:span><text:soft-page-break/><text:span text:style-name="T5">au cours de laquelle elle présente les fonctionnalités développées et les résultats obtenus. Cela permet aux parties prenantes de fournir des commentaires et d'apporter des ajustements si nécessaire.</text:span></text:p>
            <text:p text:style-name="P22"><text:span text:style-name="T10">Rétrospectives </text:span><text:span text:style-name="T5">: Les rétrospectives sont des réunions périodiques où l'équipe réfléchit à son processus de travail et identifie les points forts, les points faibles et les opportunités d'amélioration. Cela favorise l'apprentissage continu et l'adaptation du processus pour une meilleure efficacité.</text:span></text:p>
            <text:p text:style-name="P22"><text:span text:style-name="T10">Communication continue</text:span><text:span text:style-name="T5"> : La communication est essentielle dans la gestion de projet agile. L'équipe et les parties prenantes doivent collaborer étroitement, partager des informations, résoudre les problèmes et prendre des décisions ensemble tout au long du projet.</text:span></text:p>
            <text:p text:style-name="P22"><text:span text:style-name="T10">Adaptation aux changements</text:span><text:span text:style-name="T5"> : L'un des principes clés de l'agilité est d'accepter et de répondre aux changements de manière flexible. L'équipe est prête à ajuster les priorités, à apporter des modifications aux fonctionnalités et à répondre aux nouvelles exigences au fur et à mesure qu'elles se présentent.</text:span></text:p>
            <text:p text:style-name="P22"><text:span text:style-name="T5">La gestion de projet agile met l'accent sur la collaboration, la flexibilité et l'adaptabilité, permettant ainsi de fournir des résultats de qualité tout en répondant aux besoins changeants du projet et des parties prenantes.</text:span></text:p>
          </table:table-cell>
        </table:table-row>
      </table:table>
      <text:h text:style-name="P27" text:outline-level="2"><text:bookmark-start text:name="_Toc68504617"/><text:span text:style-name="T15">Approbation</text:span><text:bookmark-end text:name="_Toc68504617"/></text:h>
      <text:p text:style-name="P1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Standard"><text:span text:style-name="T6">Approbation</text:span></text:p>
          </table:table-cell>
          <table:table-cell table:style-name="Tableau19.B1" office:value-type="string">
            <text:p text:style-name="Standard"/>
          </table:table-cell>
          <table:table-cell table:style-name="Tableau19.C1" office:value-type="string">
            <text:p text:style-name="Standard"/>
          </table:table-cell>
        </table:table-row>
        <table:table-row table:style-name="Tableau19.1">
          <table:table-cell table:style-name="Tableau19.A2" office:value-type="string">
            <text:p text:style-name="Standard"><text:span text:style-name="T6">Fonction</text:span></text:p>
          </table:table-cell>
          <table:table-cell table:style-name="Tableau19.B2" office:value-type="string">
            <text:p text:style-name="Standard"><text:span text:style-name="T6">Nom</text:span></text:p>
          </table:table-cell>
          <table:table-cell table:style-name="Tableau19.C2" office:value-type="string">
            <text:p text:style-name="Standard"><text:span text:style-name="T6">Date, Signature</text:span></text:p>
          </table:table-cell>
        </table:table-row>
        <table:table-row table:style-name="Tableau19.3">
          <table:table-cell table:style-name="Tableau19.A3" office:value-type="string">
            <text:p text:style-name="P5"/>
          </table:table-cell>
          <table:table-cell table:style-name="Tableau19.B3" office:value-type="string">
            <text:p text:style-name="P5"/>
          </table:table-cell>
          <table:table-cell table:style-name="Tableau19.C3" office:value-type="string">
            <text:p text:style-name="P5"/>
          </table:table-cell>
        </table:table-row>
        <table:table-row table:style-name="Tableau19.3">
          <table:table-cell table:style-name="Tableau19.A4" office:value-type="string">
            <text:p text:style-name="P5"/>
          </table:table-cell>
          <table:table-cell table:style-name="Tableau19.B4" office:value-type="string">
            <text:p text:style-name="P5"/>
          </table:table-cell>
          <table:table-cell table:style-name="Tableau19.C4" office:value-type="string">
            <text:p text:style-name="P5"/>
          </table:table-cell>
        </table:table-row>
      </table:table>
      <text:p text:style-name="P8"/>
      <table:table table:name="Tableau20" table:style-name="Tableau20">
        <table:table-column table:style-name="Tableau20.A"/>
        <table:table-row table:style-name="Tableau20.1">
          <table:table-cell table:style-name="Tableau20.A1" office:value-type="string">
            <text:p text:style-name="Standard"><text:span text:style-name="T6">Raisons en cas de non approbation</text:span></text:p>
          </table:table-cell>
        </table:table-row>
        <table:table-row table:style-name="Tableau20.2">
          <table:table-cell table:style-name="Tableau20.A2" office:value-type="string">
            <text:p text:style-name="Standard"><text:span text:style-name="T3">[Si la charte n'a pas été approuvée, décrivez les raisons de la non-approbation du projet. Les raisons invoquées peuvent servir de leçons pour les projets futurs].</text:span></text:p>
            <text:p text:style-name="P5"/>
            <text:p text:style-name="P5"/>
            <text:p text:style-name="P5"/>
            <text:p text:style-name="P5"/>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ndara" svg:font-family="Candar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ndara1" svg:font-family="Candara"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262626" style:font-name="Arial" fo:font-size="10pt" fo:language="fr" fo:country="FR" style:letter-kerning="false" style:font-name-asian="Arial1" style:font-size-asian="10pt" style:language-asian="fr" style:country-asian="FR"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262626" style:font-name="Arial" fo:font-size="10pt" fo:language="fr" fo:country="FR" style:letter-kerning="false" style:font-name-asian="Arial1" style:font-size-asian="10pt" style:language-asian="fr" style:country-asian="F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de" fo:country="DE"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true" fo:keep-with-next="always"/>
      <style:text-properties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color="#129e00"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weight="bold"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text-underline-style="solid" style:text-underline-width="auto" style:text-underline-color="font-color"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5b_Einfacher_20_Absatz_5d_" style:display-name="[Einfacher Absatz]" style:family="paragraph" style:parent-style-name="Standard" style:default-outline-level="">
      <style:paragraph-properties fo:line-height="120%" fo:orphans="0" fo:widows="0" style:vertical-align="middle"/>
      <style:text-properties style:font-name-complex="Times-Roman" style:font-family-complex="Times-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Bullet" style:display-name="List Bullet" style:family="paragraph" style:parent-style-name="Standard" style:auto-update="true" style:default-outline-level="">
      <style:paragraph-properties fo:margin-left="0.63cm" fo:margin-right="0cm" fo:line-height="0.494cm" fo:text-indent="-0.63cm" style:auto-text-indent="false">
        <style:tab-stops>
          <style:tab-stop style:position="0.63cm"/>
        </style:tab-stops>
      </style:paragraph-properties>
      <style:text-properties style:use-window-font-color="true" fo:font-size="11pt" fo:language="de" fo:country="AT" style:font-name-asian="Times New Roman1" style:font-family-asian="'Times New Roman'" style:font-family-generic-asian="system" style:font-pitch-asian="variable" style:font-size-asian="11pt" style:language-asian="de" style:country-asian="A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Input_20_box_20_right" style:display-name="Input box right" style:family="paragraph" style:parent-style-name="Standard" style:default-outline-level="">
      <style:paragraph-properties fo:margin-left="0.3cm" fo:margin-right="0cm" fo:text-indent="0cm" style:auto-text-indent="false"/>
      <style:text-properties style:font-name-asian="Times New Roman1" style:font-family-asian="'Times New Roman'" style:font-family-generic-asian="system" style:font-pitch-asian="variable" style:font-size-complex="10pt"/>
    </style:style>
    <style:style style:name="Footnote" style:family="paragraph" style:parent-style-name="Standard" style:default-outline-level="" style:class="extra">
      <style:text-properties fo:font-size="8pt" style:font-size-asian="8pt" style:font-size-complex="10pt"/>
    </style:style>
    <style:style style:name="Note_20_Heading" style:display-name="Note Heading" style:family="paragraph" style:parent-style-name="Standard" style:next-style-name="Standard" style:default-outline-level="">
      <style:text-properties style:use-window-font-color="true" fo:font-size="9pt" style:font-size-asian="9pt"/>
    </style:style>
    <style:style style:name="Contents_20_1" style:display-name="Contents 1" style:family="paragraph" style:parent-style-name="Standard" style:next-style-name="Standard" style:auto-update="true" style:default-outline-level="1" style:list-style-name="" style:class="index">
      <style:paragraph-properties fo:margin-left="0.501cm" fo:margin-right="0cm" fo:text-indent="-0.501cm" style:auto-text-indent="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75cm" fo:margin-right="0cm" fo:text-indent="-0.75cm" style:auto-text-indent="false"/>
    </style:style>
    <style:style style:name="Contents_20_3" style:display-name="Contents 3" style:family="paragraph" style:parent-style-name="Standard" style:next-style-name="Standard" style:auto-update="true" style:default-outline-level="" style:class="index">
      <style:paragraph-properties fo:margin-left="1cm" fo:margin-right="0cm" fo:text-indent="-1cm" style:auto-text-indent="false"/>
    </style:style>
    <style:style style:name="Document_20_Name" style:display-name="Document Name" style:family="paragraph" style:parent-style-name="Standard" style:next-style-name="Standard" style:default-outline-level="">
      <style:text-properties fo:text-transform="uppercase" fo:color="#009ee0" fo:font-size="20pt" fo:letter-spacing="0.035cm" fo:font-weight="bold" style:font-size-asian="20pt" style:font-weight-asian="bold"/>
    </style:style>
    <style:style style:name="Contents_20_4" style:display-name="Contents 4" style:family="paragraph" style:parent-style-name="Standard" style:next-style-name="Standard" style:auto-update="true" style:default-outline-level="" style:class="index">
      <style:paragraph-properties fo:margin-left="1.349cm" fo:margin-right="0cm" fo:text-indent="-1.349cm" style:auto-text-indent="false"/>
    </style:style>
    <style:style style:name="Contents_20_5" style:display-name="Contents 5" style:family="paragraph" style:parent-style-name="Standard" style:next-style-name="Standard" style:auto-update="true" style:default-outline-level="" style:class="index">
      <style:paragraph-properties fo:margin-left="1.6cm" fo:margin-right="0cm" fo:text-indent="-1.6cm" style:auto-text-indent="false"/>
    </style:style>
    <style:style style:name="Contents_20_6" style:display-name="Contents 6" style:family="paragraph" style:parent-style-name="Standard" style:next-style-name="Standard" style:auto-update="true" style:default-outline-level="" style:class="index">
      <style:paragraph-properties fo:margin-left="1.9cm" fo:margin-right="0cm" fo:text-indent="-1.9cm" style:auto-text-indent="false"/>
    </style:style>
    <style:style style:name="Text_20_Black" style:display-name="Text Black" style:family="paragraph" style:parent-style-name="Standard" style:default-outline-level=""/>
    <style:style style:name="Text_20_Blue" style:display-name="Text Blue" style:family="paragraph" style:parent-style-name="Standard" style:default-outline-level="">
      <style:text-properties fo:color="#0092cc"/>
    </style:style>
    <style:style style:name="Text_20_Green" style:display-name="Text Green" style:family="paragraph" style:parent-style-name="Standard" style:default-outline-level="">
      <style:paragraph-properties fo:margin-left="3cm" fo:margin-right="0cm" fo:text-indent="0cm" style:auto-text-indent="false"/>
      <style:text-properties fo:color="#65a545"/>
    </style:style>
    <style:style style:name="Text_20_Red" style:display-name="Text Red" style:family="paragraph" style:parent-style-name="Standard" style:default-outline-level="">
      <style:paragraph-properties fo:margin-left="3cm" fo:margin-right="0cm" fo:text-indent="0cm" style:auto-text-indent="false"/>
      <style:text-properties fo:color="#cf1b3d"/>
    </style:style>
    <style:style style:name="Author" style:family="paragraph" style:parent-style-name="Standard" style:default-outline-level="">
      <style:paragraph-properties fo:margin-top="0.106cm" fo:margin-bottom="0cm" loext:contextual-spacing="false" fo:line-height="0.423cm"/>
      <style:text-properties style:use-window-font-color="true" fo:font-size="9pt" fo:language="de" fo:country="AT" style:font-name-asian="Times New Roman1" style:font-family-asian="'Times New Roman'" style:font-family-generic-asian="system" style:font-pitch-asian="variable" style:font-size-asian="9pt" style:language-asian="de" style:country-asian="AT"/>
    </style:style>
    <style:style style:name="List_20_Bullet_20_2" style:display-name="List Bullet 2" style:family="paragraph" style:parent-style-name="List_20_Bullet" style:default-outline-level="">
      <style:paragraph-properties fo:margin-left="1.259cm" fo:margin-right="0cm" fo:text-indent="-0.63cm" style:auto-text-indent="false">
        <style:tab-stops>
          <style:tab-stop style:position="0.63cm"/>
          <style:tab-stop style:position="1.259cm"/>
        </style:tab-stops>
      </style:paragraph-properties>
    </style:style>
    <style:style style:name="Date_2f_Version" style:display-name="Date/Version" style:family="paragraph" style:parent-style-name="Standard" style:default-outline-level="">
      <style:text-properties fo:color="#009ee0" fo:font-size="18pt" style:font-size-asian="18pt"/>
    </style:style>
    <style:style style:name="Document_20_Title" style:display-name="Document Title" style:family="paragraph" style:parent-style-name="Document_20_Name" style:default-outline-level="">
      <style:text-properties fo:font-weight="normal" style:font-weight-asian="normal"/>
    </style:style>
    <style:style style:name="Document_20_target_20_group" style:display-name="Document target group" style:family="paragraph" style:parent-style-name="Standard" style:default-outline-level="">
      <style:text-properties fo:font-size="14pt" style:font-size-asian="14pt"/>
    </style:style>
    <style:style style:name="Document_20_Autor" style:display-name="Document Autor" style:family="paragraph" style:parent-style-name="Author" style:default-outline-level="">
      <style:text-properties fo:font-size="14pt" style:font-size-asian="14pt"/>
    </style:style>
    <style:style style:name="Inhalt" style:family="paragraph" style:parent-style-name="Author" style:default-outline-level="">
      <style:text-properties fo:font-size="11pt" fo:font-weight="bold" style:font-size-asian="11pt" style:font-weight-asian="bold"/>
    </style:style>
    <style:style style:name="Publication_20_Subtitle" style:display-name="Publication Subtitle" style:family="paragraph" style:parent-style-name="Standard" style:default-outline-level="">
      <style:text-properties fo:text-transform="uppercase" fo:color="#009ee0" fo:font-size="18pt" fo:language="en" fo:country="GB" style:font-size-asian="18pt"/>
    </style:style>
    <style:style style:name="Revision" style:family="paragraph" style:default-outline-level="">
      <style:paragraph-properties fo:text-align="start" style:justify-single-word="false" fo:orphans="2" fo:widows="2" style:writing-mode="lr-tb"/>
      <style:text-properties fo:language="de" fo:country="DE" style:language-asian="en" style:country-asian="US" style:font-size-complex="12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365f91" style:font-name="Cambria" fo:font-family="Cambria" style:font-family-generic="roman" style:font-pitch="variable" fo:font-size="16pt" fo:language="fr" fo:country="FR" fo:font-weight="normal" style:letter-kerning="false" style:font-name-asian="F" style:font-family-generic-asian="system" style:font-pitch-asian="variable" style:font-size-asian="16pt" style:language-asian="fr" style:country-asian="FR" style:font-weight-asian="normal" style:font-name-complex="Times New Roman1" style:font-family-complex="'Times New Roman'" style:font-family-generic-complex="system" style:font-pitch-complex="variable" style:font-weight-complex="normal"/>
    </style:style>
    <style:style style:name="Normal_20__28_Web_29_" style:display-name="Normal (Web)" style:family="paragraph" style:parent-style-name="Standard" style:default-outline-level="">
      <style:paragraph-properties fo:margin-top="0.494cm" fo:margin-bottom="0.494cm" loext:contextual-spacing="false"/>
      <style:text-properties style:use-window-font-color="true"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fo:language="de" fo:country="DE" style:language-asian="en" style:country-asian="US"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4_20_Car" style:display-name="Titre 4 Car" style:family="text">
      <style:text-properties fo:color="#262626" style:font-name="Arial" fo:font-family="Arial" style:font-family-generic="roman" style:font-pitch="variable" fo:language="de" fo:country="DE" style:text-underline-style="solid" style:text-underline-width="auto" style:text-underline-color="font-color" style:font-name-asian="Cambria1" style:font-family-asian="Cambria" style:font-family-generic-asian="system" style:font-pitch-asian="variable" style:language-asian="en" style:country-asian="US" style:font-size-complex="14pt" style:language-complex="ar" style:country-complex="SA"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text-properties style:font-name="Arial" fo:font-family="Arial" style:font-family-generic="roman" style:font-pitch="variable" fo:font-size="9pt" style:font-size-asian="9pt"/>
    </style:style>
    <style:style style:name="Input_20_box_20_left" style:display-name="Input box left" style:family="text">
      <style:text-properties fo:color="#333333" style:font-name="Arial" fo:font-family="Arial" style:font-family-generic="roman" style:font-pitch="variable" fo:font-size="10pt" style:font-size-asian="10pt"/>
    </style:style>
    <style:style style:name="Internet_20_link" style:display-name="Internet link" style:family="text">
      <style:text-properties fo:color="#0066cc" style:font-name="Arial" fo:font-family="Arial" style:font-family-generic="roman" style:font-pitch="variable" fo:font-size="10pt" style:text-underline-style="solid" style:text-underline-width="auto" style:text-underline-color="font-color" style:font-size-asian="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nse_20_Emphasis" style:display-name="Intense Emphasis" style:family="text">
      <style:text-properties fo:color="#595959" style:font-name="Arial" fo:font-family="Arial" style:font-family-generic="roman" style:font-pitch="variable" fo:font-size="9pt" fo:font-style="italic" style:font-size-asian="9pt" style:font-style-asian="italic"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262626" style:font-name="Arial" fo:font-family="Arial" style:font-family-generic="roman" style:font-pitch="variable" fo:language="de" fo:country="DE" style:language-asian="en" style:country-asian="US"/>
    </style:style>
    <style:style style:name="Objet_20_du_20_commentaire_20_Car" style:display-name="Objet du commentaire Car" style:family="text" style:parent-style-name="Commentaire_20_Car">
      <style:text-properties fo:color="#262626" style:font-name="Arial" fo:font-family="Arial" style:font-family-generic="roman" style:font-pitch="variable" fo:language="de" fo:country="DE" fo:font-weight="bold" style:language-asian="en" style:country-asian="US" style:font-weight-asian="bold"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andara" fo:font-family="Candara" style:font-family-generic="roman" style:font-pitch="variable" fo:font-size="11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andara" fo:font-family="Candara" style:font-family-generic="roman" style:font-pitch="variable" fo:font-size="11pt"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andara" fo:font-family="Candara" style:font-family-generic="roman" style:font-pitch="variable" fo:font-size="11pt" fo:font-weight="bold"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Candara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5"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9"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3"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ffffff"/>
      <style:paragraph-properties fo:text-align="start"/>
      <style:text-properties fo:font-size="18pt"/>
    </style:style>
    <style:style style:name="MP3" style:family="paragraph" style:parent-style-name="Standard">
      <loext:graphic-properties draw:fill="solid" draw:fill-color="#ffffff"/>
      <style:paragraph-properties fo:text-align="end" style:justify-single-word="false" fo:background-color="#ffffff"/>
    </style:style>
    <style:style style:name="MP4" style:family="paragraph" style:parent-style-name="Footer">
      <style:paragraph-properties fo:margin-left="0cm" fo:margin-right="-1.053cm" fo:text-indent="0cm" style:auto-text-indent="false"/>
    </style:style>
    <style:style style:name="MP5" style:family="paragraph">
      <loext:graphic-properties draw:fill="solid" draw:fill-color="#33cc33"/>
      <style:paragraph-properties fo:text-align="start"/>
      <style:text-properties fo:font-size="18pt"/>
    </style:style>
    <style:style style:name="MP6" style:family="paragraph" style:parent-style-name="Standard">
      <style:paragraph-properties fo:padding="0cm" fo:border="none">
        <style:tab-stops>
          <style:tab-stop style:position="8.001cm" style:type="center"/>
          <style:tab-stop style:position="16.002cm" style:type="right"/>
        </style:tab-stops>
      </style:paragraph-properties>
      <style:text-properties style:font-size-complex="10pt"/>
    </style:style>
    <style:style style:name="MP7" style:family="paragraph" style:parent-style-name="Standard">
      <loext:graphic-properties draw:fill="solid" draw:fill-color="#ffffff"/>
      <style:paragraph-properties fo:background-color="#ffffff"/>
    </style:style>
    <style:style style:name="MP8" style:family="paragraph" style:parent-style-name="Standard">
      <style:paragraph-properties fo:text-align="end" style:justify-single-word="false"/>
    </style:style>
    <style:style style:name="MP9" style:family="paragraph" style:parent-style-name="Standard">
      <style:paragraph-properties fo:padding="0cm" fo:border="none">
        <style:tab-stops>
          <style:tab-stop style:position="8.001cm" style:type="center"/>
          <style:tab-stop style:position="16.002cm" style:type="right"/>
        </style:tab-stops>
      </style:paragraph-properties>
      <style:text-properties fo:language="en" fo:country="US" style:font-size-complex="10pt"/>
    </style:style>
    <style:style style:name="MT1" style:family="text">
      <style:text-properties fo:font-variant="small-caps" fo:color="#244061" style:font-name="Candara" fo:font-size="22pt" fo:font-weight="bold" style:font-size-asian="22pt" style:font-weight-asian="bold" style:font-size-complex="18pt"/>
    </style:style>
    <style:style style:name="MT2" style:family="text">
      <style:text-properties fo:color="#4d4d4d" fo:font-size="9pt" style:font-size-asian="9pt" style:font-size-complex="9pt"/>
    </style:style>
    <style:style style:name="MT3" style:family="text">
      <style:text-properties fo:font-size="9pt" style:font-size-asian="9pt" style:font-size-complex="9pt"/>
    </style:style>
    <style:style style:name="MT4" style:family="text">
      <style:text-properties fo:color="#4d4d4d" fo:font-size="9pt" fo:language="en" fo:country="US" style:font-size-asian="9pt" style:font-size-complex="9pt"/>
    </style:style>
    <style:style style:name="MT5" style:family="text">
      <style:text-properties fo:font-size="9pt" fo:language="en" fo:country="US" style:font-size-asian="9pt" style:font-size-complex="9pt"/>
    </style:style>
    <style:style style:name="MT6" style:family="text">
      <style:text-properties fo:color="#009ee0" fo:font-size="11pt" fo:language="en" fo:country="US" style:font-size-asian="11pt"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solid" draw:fill-color="#ffffff" draw:textarea-vertical-align="top" draw:auto-grow-height="false" fo:min-height="0.968cm" fo:min-width="13.47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71cm" draw:fill="solid" draw:fill-color="#33cc33" draw:textarea-vertical-align="top" draw:auto-grow-height="false" fo:min-height="2.291cm" fo:min-width="2.70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page-layout style:name="Mpm1">
      <style:page-layout-properties fo:page-width="21.001cm" fo:page-height="29.7cm" style:num-format="1" style:print-orientation="portrait" fo:margin-top="0.499cm" fo:margin-bottom="0.801cm" fo:margin-left="2.501cm" fo:margin-right="2.237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4cm" style:dynamic-spacing="true"/>
      </style:header-style>
      <style:footer-style>
        <style:header-footer-properties fo:min-height="1.499cm" fo:margin-left="0cm" fo:margin-right="0cm" fo:margin-top="1.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custom-shape text:anchor-type="paragraph" draw:z-index="27" draw:name="Text Box 1" draw:style-name="Mgr1" draw:text-style-name="MP2" svg:width="13.985cm" svg:height="1.221cm" svg:x="3.355cm" svg:y="0.506cm"><text:p text:style-name="MP1"><text:span text:style-name="MT1">Charte de proje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text:span text:style-name="MT2"><text:s text:c="7"/></text:span></text:p>
        <text:p text:style-name="MP4"><draw:custom-shape text:anchor-type="paragraph" draw:z-index="13" draw:name="Rectangle 3" draw:style-name="Mgr2" draw:text-style-name="MP5" svg:width="3.202cm" svg:height="2.541cm" svg:x="0.25cm" svg:y="9.6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3"><text:page-number text:select-page="current">14</text:page-number></text:span><text:span text:style-name="MT3"><text:s/>/ </text:span><text:span text:style-name="MT3"><text:page-count>14</text:page-count></text:span></text:p>
      </style:footer>
    </style:master-page>
    <style:master-page style:name="First_20_Page" style:display-name="First Page" style:page-layout-name="Mpm2" style:next-style-name="Standard">
      <style:header>
        <text:p text:style-name="MP6"/>
        <text:p text:style-name="MP6"/>
        <text:p text:style-name="MP6"/>
        <text:p text:style-name="MP6"/>
        <text:p text:style-name="MP6"><draw:frame draw:style-name="Mfr1" draw:name="image1.jpg" text:anchor-type="char" svg:x="-1.725cm" svg:y="0cm" svg:width="5.906cm" svg:height="2.254cm" draw:z-index="0"><draw:image xlink:href="Pictures/10000000000002BA0000010AFEDEF894E1170751.jpg" xlink:type="simple" xlink:show="embed" xlink:actuate="onLoad" loext:mime-type="image/jpeg"/><svg:desc>SOS_Logo-KDI_POS_Blue_En</svg:desc></draw:frame></text:p>
      </style:header>
      <style:footer>
        <text:p text:style-name="MP7"><text:span text:style-name="MT4">IO Ibk / SOS-PM-Project-Charter-V14-design-EG.docx </text:span></text:p>
        <text:p text:style-name="Standard"><text:span text:style-name="MT3"><text:page-number text:select-page="current">0</text:page-number></text:span><text:span text:style-name="MT5"><text:s/>/ </text:span><text:span text:style-name="MT3"><text:page-count>14</text:page-count></text:span><text:span text:style-name="MT5"><text:s/></text:span></text:p>
        <text:p text:style-name="MP8"><text:span text:style-name="MT6">A loving home for every child</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chfelden Simone</meta:initial-creator>
    <meta:editing-cycles>172</meta:editing-cycles>
    <meta:creation-date>2020-05-15T09:19:00</meta:creation-date>
    <dc:date>2023-07-10T09:39:46.904000000</dc:date>
    <meta:editing-duration>P1DT3H3M55S</meta:editing-duration>
    <meta:generator>LibreOffice/6.0.6.2$Windows_X86_64 LibreOffice_project/0c292870b25a325b5ed35f6b45599d2ea4458e77</meta:generator>
    <meta:document-statistic meta:table-count="20" meta:image-count="1" meta:object-count="0" meta:page-count="14" meta:paragraph-count="282" meta:word-count="4125" meta:character-count="27504" meta:non-whitespace-character-count="23683"/>
    <meta:user-defined meta:name="AppVersion">16.0000</meta:user-defined>
    <meta:user-defined meta:name="ContentTypeId">0x0101002EAC5949B41FB245843234134672204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axKeyword" meta:value-type="string">7;#Normal|df94b127-b40d-4cf8-8f68-1005e3eaf378;#6;#English|1aede001-5a90-43a6-a24d-d1b5e90c0dc1;#5;#Develop human resources (HR)|a3a3911b-ff4c-4091-a69e-e53c2eafb66c;#4;#International Office (GSC Austria)|f4079453-cbc6-472e-bf84-2e99f18e978b;#3;#Team|def9</meta:user-defined>
    <meta:user-defined meta:name="TaxKeywordTaxHTField" meta:value-type="string">Normal|df94b127-b40d-4cf8-8f68-1005e3eaf378;English|1aede001-5a90-43a6-a24d-d1b5e90c0dc1;Develop human resources (HR)|a3a3911b-ff4c-4091-a69e-e53c2eafb66c;International Office (GSC Austria)|f4079453-cbc6-472e-bf84-2e99f18e978b;Team|def94282-8c04-4203-8049</meta:user-defined>
    <meta:template xlink:type="simple" xlink:actuate="onRequest" xlink:title="Normal.dotm" xlink:href=""/>
  </office:meta>
</office:document-meta>
</file>